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972in"/>
    </style:style>
    <style:style style:name="co8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os genera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89.64" calcext:value-type="float">
            <text:p>189.6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87.42" calcext:value-type="float">
            <text:p>187.42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6.387in" svg:y="0.2276in">
            <draw:object draw:notify-on-update-of-ranges="Sheet2.A4:Sheet2.A11 Sheet2.F4:Sheet2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ara rozamient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i-vf</text:p>
          </table:table-cell>
        </table:table-row>
        <table:table-row table:style-name="ro1">
          <table:table-cell office:value-type="float" office:value="189.64" calcext:value-type="float">
            <text:p>189.64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100/[.B4]" office:value-type="float" office:value="1.0989010989011" calcext:value-type="float">
            <text:p>1.0989010989011</text:p>
          </table:table-cell>
          <table:table-cell table:formula="of:=100/[.C4]" office:value-type="float" office:value="1.0989010989011" calcext:value-type="float">
            <text:p>1.0989010989011</text:p>
          </table:table-cell>
          <table:table-cell table:formula="of:=[.D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5" calcext:value-type="float">
            <text:p>209.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100/[.B5]" office:value-type="float" office:value="0.632911392405063" calcext:value-type="float">
            <text:p>0.632911392405063</text:p>
          </table:table-cell>
          <table:table-cell table:formula="of:=100/[.C5]" office:value-type="float" office:value="0.628930817610063" calcext:value-type="float">
            <text:p>0.628930817610063</text:p>
          </table:table-cell>
          <table:table-cell table:formula="of:=[.D5]-[.E5]" office:value-type="float" office:value="0.00398057479500047" calcext:value-type="float">
            <text:p>0.00398057479500047</text:p>
          </table:table-cell>
        </table:table-row>
        <table:table-row table:style-name="ro1">
          <table:table-cell office:value-type="float" office:value="219.7" calcext:value-type="float">
            <text:p>219.7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table:formula="of:=100/[.B6]" office:value-type="float" office:value="0.43859649122807" calcext:value-type="float">
            <text:p>0.43859649122807</text:p>
          </table:table-cell>
          <table:table-cell table:formula="of:=100/[.C6]" office:value-type="float" office:value="0.408163265306122" calcext:value-type="float">
            <text:p>0.408163265306122</text:p>
          </table:table-cell>
          <table:table-cell table:formula="of:=[.D6]-[.E6]" office:value-type="float" office:value="0.0304332259219477" calcext:value-type="float">
            <text:p>0.0304332259219477</text:p>
          </table:table-cell>
        </table:table-row>
        <table:table-row table:style-name="ro1">
          <table:table-cell office:value-type="float" office:value="229.77" calcext:value-type="float">
            <text:p>229.77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formula="of:=100/[.B7]" office:value-type="float" office:value="1.02040816326531" calcext:value-type="float">
            <text:p>1.02040816326531</text:p>
          </table:table-cell>
          <table:table-cell table:formula="of:=100/[.C7]" office:value-type="float" office:value="0.840336134453782" calcext:value-type="float">
            <text:p>0.840336134453782</text:p>
          </table:table-cell>
          <table:table-cell table:formula="of:=[.D7]-[.E7]" office:value-type="float" office:value="0.180072028811525" calcext:value-type="float">
            <text:p>0.180072028811525</text:p>
          </table:table-cell>
        </table:table-row>
        <table:table-row table:style-name="ro1">
          <table:table-cell office:value-type="float" office:value="239.34" calcext:value-type="float">
            <text:p>239.34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table:formula="of:=100/[.B8]" office:value-type="float" office:value="1.40845070422535" calcext:value-type="float">
            <text:p>1.40845070422535</text:p>
          </table:table-cell>
          <table:table-cell table:formula="of:=100/[.C8]" office:value-type="float" office:value="0.91743119266055" calcext:value-type="float">
            <text:p>0.91743119266055</text:p>
          </table:table-cell>
          <table:table-cell table:formula="of:=[.D8]-[.E8]" office:value-type="float" office:value="0.491019511564801" calcext:value-type="float">
            <text:p>0.491019511564801</text:p>
          </table:table-cell>
        </table:table-row>
        <table:table-row table:style-name="ro1">
          <table:table-cell office:value-type="float" office:value="249.36" calcext:value-type="float">
            <text:p>249.3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table:formula="of:=100/[.B9]" office:value-type="float" office:value="1.96078431372549" calcext:value-type="float">
            <text:p>1.96078431372549</text:p>
          </table:table-cell>
          <table:table-cell table:formula="of:=100/[.C9]" office:value-type="float" office:value="1.38888888888889" calcext:value-type="float">
            <text:p>1.38888888888889</text:p>
          </table:table-cell>
          <table:table-cell table:formula="of:=[.D9]-[.E9]" office:value-type="float" office:value="0.571895424836601" calcext:value-type="float">
            <text:p>0.571895424836601</text:p>
          </table:table-cell>
        </table:table-row>
        <table:table-row table:style-name="ro1">
          <table:table-cell office:value-type="float" office:value="259.56" calcext:value-type="float">
            <text:p>259.56</text:p>
          </table:table-cell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table:formula="of:=100/[.B10]" office:value-type="float" office:value="1.88679245283019" calcext:value-type="float">
            <text:p>1.88679245283019</text:p>
          </table:table-cell>
          <table:table-cell table:formula="of:=100/[.C10]" office:value-type="float" office:value="0.694444444444444" calcext:value-type="float">
            <text:p>0.694444444444444</text:p>
          </table:table-cell>
          <table:table-cell table:formula="of:=[.D10]-[.E10]" office:value-type="float" office:value="1.19234800838574" calcext:value-type="float">
            <text:p>1.19234800838574</text:p>
          </table:table-cell>
        </table:table-row>
        <table:table-row table:style-name="ro1">
          <table:table-cell office:value-type="float" office:value="269.67" calcext:value-type="float">
            <text:p>269.67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table:formula="of:=100/[.B11]" office:value-type="float" office:value="2.17391304347826" calcext:value-type="float">
            <text:p>2.17391304347826</text:p>
          </table:table-cell>
          <table:table-cell table:formula="of:=100/[.C11]" office:value-type="float" office:value="0.680272108843537" calcext:value-type="float">
            <text:p>0.680272108843537</text:p>
          </table:table-cell>
          <table:table-cell table:formula="of:=[.D11]-[.E11]" office:value-type="float" office:value="1.49364093463472" calcext:value-type="float">
            <text:p>1.49364093463472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imera coli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209.5" calcext:value-type="float">
            <text:p>209.5</text:p>
          </table:table-cell>
          <table:table-cell/>
          <table:table-cell office:value-type="string" calcext:value-type="string">
            <text:p>t1i</text:p>
          </table:table-cell>
          <table:table-cell office:value-type="string" calcext:value-type="string">
            <text:p>t2f</text:p>
          </table:table-cell>
          <table:table-cell/>
          <table:table-cell office:value-type="string" calcext:value-type="string">
            <text:p>v1i</text:p>
          </table:table-cell>
          <table:table-cell office:value-type="string" calcext:value-type="string">
            <text:p>v2f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04.36" calcext:value-type="float">
            <text:p>204.3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100/[.D3]" office:value-type="float" office:value="1.19047619047619" calcext:value-type="float">
            <text:p>1.19047619047619</text:p>
          </table:table-cell>
          <table:table-cell table:formula="of:=100/[.E3]" office:value-type="float" office:value="0.99009900990099" calcext:value-type="float">
            <text:p>0.99009900990099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100/[.D4]" office:value-type="float" office:value="0.8" calcext:value-type="float">
            <text:p>0.8</text:p>
          </table:table-cell>
          <table:table-cell table:formula="of:=100/[.E4]" office:value-type="float" office:value="0.680272108843537" calcext:value-type="float">
            <text:p>0.680272108843537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100/[.D5]" office:value-type="float" office:value="1.53846153846154" calcext:value-type="float">
            <text:p>1.53846153846154</text:p>
          </table:table-cell>
          <table:table-cell table:formula="of:=100/[.E5]" office:value-type="float" office:value="1.11111111111111" calcext:value-type="float">
            <text:p>1.11111111111111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100/[.D6]" office:value-type="float" office:value="1.06382978723404" calcext:value-type="float">
            <text:p>1.06382978723404</text:p>
          </table:table-cell>
          <table:table-cell table:formula="of:=100/[.E6]" office:value-type="float" office:value="0.819672131147541" calcext:value-type="float">
            <text:p>0.819672131147541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100/[.D7]" office:value-type="float" office:value="1.35135135135135" calcext:value-type="float">
            <text:p>1.35135135135135</text:p>
          </table:table-cell>
          <table:table-cell table:formula="of:=100/[.E7]" office:value-type="float" office:value="1.0989010989011" calcext:value-type="float">
            <text:p>1.0989010989011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100/[.D8]" office:value-type="float" office:value="1.01010101010101" calcext:value-type="float">
            <text:p>1.01010101010101</text:p>
          </table:table-cell>
          <table:table-cell table:formula="of:=100/[.E8]" office:value-type="float" office:value="0.900900900900901" calcext:value-type="float">
            <text:p>0.900900900900901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100/[.D9]" office:value-type="float" office:value="0.813008130081301" calcext:value-type="float">
            <text:p>0.813008130081301</text:p>
          </table:table-cell>
          <table:table-cell table:formula="of:=100/[.E9]" office:value-type="float" office:value="0.649350649350649" calcext:value-type="float">
            <text:p>0.649350649350649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100/[.D10]" office:value-type="float" office:value="1.23456790123457" calcext:value-type="float">
            <text:p>1.23456790123457</text:p>
          </table:table-cell>
          <table:table-cell table:formula="of:=100/[.E10]" office:value-type="float" office:value="0.952380952380952" calcext:value-type="float">
            <text:p>0.952380952380952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100/[.D11]" office:value-type="float" office:value="0.980392156862745" calcext:value-type="float">
            <text:p>0.980392156862745</text:p>
          </table:table-cell>
          <table:table-cell table:formula="of:=100/[.E11]" office:value-type="float" office:value="0.740740740740741" calcext:value-type="float">
            <text:p>0.740740740740741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100/[.D12]" office:value-type="float" office:value="0.649350649350649" calcext:value-type="float">
            <text:p>0.649350649350649</text:p>
          </table:table-cell>
          <table:table-cell table:formula="of:=100/[.E12]" office:value-type="float" office:value="0.602409638554217" calcext:value-type="float">
            <text:p>0.602409638554217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100/[.D13]" office:value-type="float" office:value="0.641025641025641" calcext:value-type="float">
            <text:p>0.641025641025641</text:p>
          </table:table-cell>
          <table:table-cell table:formula="of:=100/[.E13]" office:value-type="float" office:value="0.602409638554217" calcext:value-type="float">
            <text:p>0.602409638554217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100/[.D14]" office:value-type="float" office:value="0.934579439252336" calcext:value-type="float">
            <text:p>0.934579439252336</text:p>
          </table:table-cell>
          <table:table-cell table:formula="of:=100/[.E14]" office:value-type="float" office:value="0.840336134453782" calcext:value-type="float">
            <text:p>0.840336134453782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100/[.D15]" office:value-type="float" office:value="0.704225352112676" calcext:value-type="float">
            <text:p>0.704225352112676</text:p>
          </table:table-cell>
          <table:table-cell table:formula="of:=100/[.E15]" office:value-type="float" office:value="0.602409638554217" calcext:value-type="float">
            <text:p>0.602409638554217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/>
          <table:table-cell table:formula="of:=100/[.D16]" office:value-type="float" office:value="1.19047619047619" calcext:value-type="float">
            <text:p>1.19047619047619</text:p>
          </table:table-cell>
          <table:table-cell table:formula="of:=100/[.E16]" office:value-type="float" office:value="1.01010101010101" calcext:value-type="float">
            <text:p>1.01010101010101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100/[.D17]" office:value-type="float" office:value="1.21951219512195" calcext:value-type="float">
            <text:p>1.21951219512195</text:p>
          </table:table-cell>
          <table:table-cell table:formula="of:=100/[.E17]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Segunda colisió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2095" calcext:value-type="float">
            <text:p>0.2095</text:p>
          </table:table-cell>
          <table:table-cell/>
          <table:table-cell office:value-type="string" calcext:value-type="string">
            <text:p>t1i</text:p>
          </table:table-cell>
          <table:table-cell office:value-type="string" calcext:value-type="string">
            <text:p>t1f</text:p>
          </table:table-cell>
          <table:table-cell office:value-type="string" calcext:value-type="string">
            <text:p>t2i</text:p>
          </table:table-cell>
          <table:table-cell office:value-type="string" calcext:value-type="string">
            <text:p>t2f</text:p>
          </table:table-cell>
          <table:table-cell/>
          <table:table-cell office:value-type="string" calcext:value-type="string">
            <text:p>v1i</text:p>
          </table:table-cell>
          <table:table-cell office:value-type="string" calcext:value-type="string">
            <text:p>v1f</text:p>
          </table:table-cell>
          <table:table-cell office:value-type="string" calcext:value-type="string">
            <text:p>v2i</text:p>
          </table:table-cell>
          <table:table-cell office:value-type="string" calcext:value-type="string">
            <text:p>v2f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i-pf</text:p>
          </table:table-cell>
          <table:table-cell office:value-type="string" calcext:value-type="string">
            <text:p>pi-pf/pi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20436" calcext:value-type="float">
            <text:p>0.2043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-188" calcext:value-type="float">
            <text:p>-188</text:p>
          </table:table-cell>
          <table:table-cell office:value-type="float" office:value="-107" calcext:value-type="float">
            <text:p>-107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100/[.D3]" office:value-type="float" office:value="0.943396226415094" calcext:value-type="float">
            <text:p>0.943396226415094</text:p>
          </table:table-cell>
          <table:table-cell table:formula="of:=100/[.E3]" office:value-type="float" office:value="-0.531914893617021" calcext:value-type="float">
            <text:p>-0.531914893617021</text:p>
          </table:table-cell>
          <table:table-cell table:formula="of:=100/[.F3]" office:value-type="float" office:value="-0.934579439252336" calcext:value-type="float">
            <text:p>-0.934579439252336</text:p>
          </table:table-cell>
          <table:table-cell table:formula="of:=100/[.G3]" office:value-type="float" office:value="0.469483568075117" calcext:value-type="float">
            <text:p>0.469483568075117</text:p>
          </table:table-cell>
          <table:table-cell/>
          <table:table-cell table:formula="of:=([.$B$2]*[.I3])+([.$B$3]*[.K3])" office:value-type="float" office:value="0.00665085522835476" calcext:value-type="float">
            <text:p>0.00665085522835476</text:p>
          </table:table-cell>
          <table:table-cell table:formula="of:=[.$B$2]*[.J3]+[.$B$3]*[.L3]" office:value-type="float" office:value="-0.015492508240935" calcext:value-type="float">
            <text:p>-0.015492508240935</text:p>
          </table:table-cell>
          <table:table-cell table:formula="of:=[.N3]-[.O3]" office:value-type="float" office:value="0.0221433634692897" calcext:value-type="float">
            <text:p>0.0221433634692897</text:p>
          </table:table-cell>
          <table:table-cell table:formula="of:=ABS([.P3]/[.N3])" office:value-type="float" office:value="3.3294009129661" calcext:value-type="float">
            <text:p>3.329400912966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-302" calcext:value-type="float">
            <text:p>-302</text:p>
          </table:table-cell>
          <table:table-cell office:value-type="float" office:value="-92" calcext:value-type="float">
            <text:p>-92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100/[.D4]" office:value-type="float" office:value="1" calcext:value-type="float">
            <text:p>1</text:p>
          </table:table-cell>
          <table:table-cell table:formula="of:=100/[.E4]" office:value-type="float" office:value="-0.33112582781457" calcext:value-type="float">
            <text:p>-0.33112582781457</text:p>
          </table:table-cell>
          <table:table-cell table:formula="of:=100/[.F4]" office:value-type="float" office:value="-1.08695652173913" calcext:value-type="float">
            <text:p>-1.08695652173913</text:p>
          </table:table-cell>
          <table:table-cell table:formula="of:=100/[.G4]" office:value-type="float" office:value="0.249376558603491" calcext:value-type="float">
            <text:p>0.249376558603491</text:p>
          </table:table-cell>
          <table:table-cell/>
          <table:table-cell table:formula="of:=([.$B$2]*[.I4])+([.$B$3]*[.K4])" office:value-type="float" office:value="-0.0126304347826087" calcext:value-type="float">
            <text:p>-0.0126304347826087</text:p>
          </table:table-cell>
          <table:table-cell table:formula="of:=[.$B$2]*[.J4]+[.$B$3]*[.L4]" office:value-type="float" office:value="-0.0184082674109428" calcext:value-type="float">
            <text:p>-0.0184082674109428</text:p>
          </table:table-cell>
          <table:table-cell table:formula="of:=[.N4]-[.O4]" office:value-type="float" office:value="0.00577783262833414" calcext:value-type="float">
            <text:p>0.00577783262833414</text:p>
          </table:table-cell>
          <table:table-cell table:formula="of:=ABS([.P4]/[.N4])" office:value-type="float" office:value="0.457453185720087" calcext:value-type="float">
            <text:p>0.457453185720087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-195" calcext:value-type="float">
            <text:p>-195</text:p>
          </table:table-cell>
          <table:table-cell office:value-type="float" office:value="-103" calcext:value-type="float">
            <text:p>-103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100/[.D5]" office:value-type="float" office:value="1.14942528735632" calcext:value-type="float">
            <text:p>1.14942528735632</text:p>
          </table:table-cell>
          <table:table-cell table:formula="of:=100/[.E5]" office:value-type="float" office:value="-0.512820512820513" calcext:value-type="float">
            <text:p>-0.512820512820513</text:p>
          </table:table-cell>
          <table:table-cell table:formula="of:=100/[.F5]" office:value-type="float" office:value="-0.970873786407767" calcext:value-type="float">
            <text:p>-0.970873786407767</text:p>
          </table:table-cell>
          <table:table-cell table:formula="of:=100/[.G5]" office:value-type="float" office:value="0.390625" calcext:value-type="float">
            <text:p>0.390625</text:p>
          </table:table-cell>
          <table:table-cell/>
          <table:table-cell table:formula="of:=([.$B$2]*[.I5])+([.$B$3]*[.K5])" office:value-type="float" office:value="0.0423968307108581" calcext:value-type="float">
            <text:p>0.0423968307108581</text:p>
          </table:table-cell>
          <table:table-cell table:formula="of:=[.$B$2]*[.J5]+[.$B$3]*[.L5]" office:value-type="float" office:value="-0.0276077724358974" calcext:value-type="float">
            <text:p>-0.0276077724358974</text:p>
          </table:table-cell>
          <table:table-cell table:formula="of:=[.N5]-[.O5]" office:value-type="float" office:value="0.0700046031467555" calcext:value-type="float">
            <text:p>0.0700046031467555</text:p>
          </table:table-cell>
          <table:table-cell table:formula="of:=ABS([.P5]/[.N5])" office:value-type="float" office:value="1.65117538205107" calcext:value-type="float">
            <text:p>1.65117538205107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-293" calcext:value-type="float">
            <text:p>-293</text:p>
          </table:table-cell>
          <table:table-cell office:value-type="float" office:value="-111" calcext:value-type="float">
            <text:p>-111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100/[.D6]" office:value-type="float" office:value="1.0989010989011" calcext:value-type="float">
            <text:p>1.0989010989011</text:p>
          </table:table-cell>
          <table:table-cell table:formula="of:=100/[.E6]" office:value-type="float" office:value="-0.341296928327645" calcext:value-type="float">
            <text:p>-0.341296928327645</text:p>
          </table:table-cell>
          <table:table-cell table:formula="of:=100/[.F6]" office:value-type="float" office:value="-0.900900900900901" calcext:value-type="float">
            <text:p>-0.900900900900901</text:p>
          </table:table-cell>
          <table:table-cell table:formula="of:=100/[.G6]" office:value-type="float" office:value="0.380228136882129" calcext:value-type="float">
            <text:p>0.380228136882129</text:p>
          </table:table-cell>
          <table:table-cell/>
          <table:table-cell table:formula="of:=([.$B$2]*[.I6])+([.$B$3]*[.K6])" office:value-type="float" office:value="0.0461116721116721" calcext:value-type="float">
            <text:p>0.0461116721116721</text:p>
          </table:table-cell>
          <table:table-cell table:formula="of:=[.$B$2]*[.J6]+[.$B$3]*[.L6]" office:value-type="float" office:value="0.0062017155685903" calcext:value-type="float">
            <text:p>0.0062017155685903</text:p>
          </table:table-cell>
          <table:table-cell table:formula="of:=[.N6]-[.O6]" office:value-type="float" office:value="0.0399099565430818" calcext:value-type="float">
            <text:p>0.0399099565430818</text:p>
          </table:table-cell>
          <table:table-cell table:formula="of:=ABS([.P6]/[.N6])" office:value-type="float" office:value="0.865506599856732" calcext:value-type="float">
            <text:p>0.865506599856732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-254" calcext:value-type="float">
            <text:p>-254</text:p>
          </table:table-cell>
          <table:table-cell office:value-type="float" office:value="-141" calcext:value-type="float">
            <text:p>-141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100/[.D7]" office:value-type="float" office:value="0.980392156862745" calcext:value-type="float">
            <text:p>0.980392156862745</text:p>
          </table:table-cell>
          <table:table-cell table:formula="of:=100/[.E7]" office:value-type="float" office:value="-0.393700787401575" calcext:value-type="float">
            <text:p>-0.393700787401575</text:p>
          </table:table-cell>
          <table:table-cell table:formula="of:=100/[.F7]" office:value-type="float" office:value="-0.709219858156028" calcext:value-type="float">
            <text:p>-0.709219858156028</text:p>
          </table:table-cell>
          <table:table-cell table:formula="of:=100/[.G7]" office:value-type="float" office:value="0.632911392405063" calcext:value-type="float">
            <text:p>0.632911392405063</text:p>
          </table:table-cell>
          <table:table-cell/>
          <table:table-cell table:formula="of:=([.$B$2]*[.I7])+([.$B$3]*[.K7])" office:value-type="float" office:value="0.0604559866499791" calcext:value-type="float">
            <text:p>0.0604559866499791</text:p>
          </table:table-cell>
          <table:table-cell table:formula="of:=[.$B$2]*[.J7]+[.$B$3]*[.L7]" office:value-type="float" office:value="0.0468614571912688" calcext:value-type="float">
            <text:p>0.0468614571912688</text:p>
          </table:table-cell>
          <table:table-cell table:formula="of:=[.N7]-[.O7]" office:value-type="float" office:value="0.0135945294587103" calcext:value-type="float">
            <text:p>0.0135945294587103</text:p>
          </table:table-cell>
          <table:table-cell table:formula="of:=ABS([.P7]/[.N7])" office:value-type="float" office:value="0.224866555191933" calcext:value-type="float">
            <text:p>0.224866555191933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201" calcext:value-type="float">
            <text:p>-201</text:p>
          </table:table-cell>
          <table:table-cell office:value-type="float" office:value="-139" calcext:value-type="float">
            <text:p>-13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100/[.D8]" office:value-type="float" office:value="0.78125" calcext:value-type="float">
            <text:p>0.78125</text:p>
          </table:table-cell>
          <table:table-cell table:formula="of:=100/[.E8]" office:value-type="float" office:value="-0.497512437810945" calcext:value-type="float">
            <text:p>-0.497512437810945</text:p>
          </table:table-cell>
          <table:table-cell table:formula="of:=100/[.F8]" office:value-type="float" office:value="-0.719424460431655" calcext:value-type="float">
            <text:p>-0.719424460431655</text:p>
          </table:table-cell>
          <table:table-cell table:formula="of:=100/[.G8]" office:value-type="float" office:value="0.581395348837209" calcext:value-type="float">
            <text:p>0.581395348837209</text:p>
          </table:table-cell>
          <table:table-cell/>
          <table:table-cell table:formula="of:=([.$B$2]*[.I8])+([.$B$3]*[.K8])" office:value-type="float" office:value="0.016650292266187" calcext:value-type="float">
            <text:p>0.016650292266187</text:p>
          </table:table-cell>
          <table:table-cell table:formula="of:=[.$B$2]*[.J8]+[.$B$3]*[.L8]" office:value-type="float" office:value="0.0145850977669791" calcext:value-type="float">
            <text:p>0.0145850977669791</text:p>
          </table:table-cell>
          <table:table-cell table:formula="of:=[.N8]-[.O8]" office:value-type="float" office:value="0.00206519449920796" calcext:value-type="float">
            <text:p>0.00206519449920796</text:p>
          </table:table-cell>
          <table:table-cell table:formula="of:=ABS([.P8]/[.N8])" office:value-type="float" office:value="0.124033528432525" calcext:value-type="float">
            <text:p>0.124033528432525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-251" calcext:value-type="float">
            <text:p>-251</text:p>
          </table:table-cell>
          <table:table-cell office:value-type="float" office:value="-123" calcext:value-type="float">
            <text:p>-12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100/[.D9]" office:value-type="float" office:value="0.884955752212389" calcext:value-type="float">
            <text:p>0.884955752212389</text:p>
          </table:table-cell>
          <table:table-cell table:formula="of:=100/[.E9]" office:value-type="float" office:value="-0.398406374501992" calcext:value-type="float">
            <text:p>-0.398406374501992</text:p>
          </table:table-cell>
          <table:table-cell table:formula="of:=100/[.F9]" office:value-type="float" office:value="-0.813008130081301" calcext:value-type="float">
            <text:p>-0.813008130081301</text:p>
          </table:table-cell>
          <table:table-cell table:formula="of:=100/[.G9]" office:value-type="float" office:value="0.546448087431694" calcext:value-type="float">
            <text:p>0.546448087431694</text:p>
          </table:table-cell>
          <table:table-cell/>
          <table:table-cell table:formula="of:=([.$B$2]*[.I9])+([.$B$3]*[.K9])" office:value-type="float" office:value="0.0192518886250809" calcext:value-type="float">
            <text:p>0.0192518886250809</text:p>
          </table:table-cell>
          <table:table-cell table:formula="of:=[.$B$2]*[.J9]+[.$B$3]*[.L9]" office:value-type="float" office:value="0.0282059956893737" calcext:value-type="float">
            <text:p>0.0282059956893737</text:p>
          </table:table-cell>
          <table:table-cell table:formula="of:=[.N9]-[.O9]" office:value-type="float" office:value="-0.00895410706429276" calcext:value-type="float">
            <text:p>-0.00895410706429276</text:p>
          </table:table-cell>
          <table:table-cell table:formula="of:=ABS([.P9]/[.N9])" office:value-type="float" office:value="0.465102787506653" calcext:value-type="float">
            <text:p>0.465102787506653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-199" calcext:value-type="float">
            <text:p>-199</text:p>
          </table:table-cell>
          <table:table-cell office:value-type="float" office:value="-118" calcext:value-type="float">
            <text:p>-118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100/[.D10]" office:value-type="float" office:value="0.806451612903226" calcext:value-type="float">
            <text:p>0.806451612903226</text:p>
          </table:table-cell>
          <table:table-cell table:formula="of:=100/[.E10]" office:value-type="float" office:value="-0.50251256281407" calcext:value-type="float">
            <text:p>-0.50251256281407</text:p>
          </table:table-cell>
          <table:table-cell table:formula="of:=100/[.F10]" office:value-type="float" office:value="-0.847457627118644" calcext:value-type="float">
            <text:p>-0.847457627118644</text:p>
          </table:table-cell>
          <table:table-cell table:formula="of:=100/[.G10]" office:value-type="float" office:value="0.53475935828877" calcext:value-type="float">
            <text:p>0.53475935828877</text:p>
          </table:table-cell>
          <table:table-cell/>
          <table:table-cell table:formula="of:=([.$B$2]*[.I10])+([.$B$3]*[.K10])" office:value-type="float" office:value="-0.0042348277747403" calcext:value-type="float">
            <text:p>-0.0042348277747403</text:p>
          </table:table-cell>
          <table:table-cell table:formula="of:=[.$B$2]*[.J10]+[.$B$3]*[.L10]" office:value-type="float" office:value="0.00400704055034533" calcext:value-type="float">
            <text:p>0.00400704055034533</text:p>
          </table:table-cell>
          <table:table-cell table:formula="of:=[.N10]-[.O10]" office:value-type="float" office:value="-0.00824186832508562" calcext:value-type="float">
            <text:p>-0.00824186832508562</text:p>
          </table:table-cell>
          <table:table-cell table:formula="of:=ABS([.P10]/[.N10])" office:value-type="float" office:value="1.94621098271017" calcext:value-type="float">
            <text:p>1.9462109827101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-313" calcext:value-type="float">
            <text:p>-313</text:p>
          </table:table-cell>
          <table:table-cell office:value-type="float" office:value="-121" calcext:value-type="float">
            <text:p>-121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100/[.D11]" office:value-type="float" office:value="1" calcext:value-type="float">
            <text:p>1</text:p>
          </table:table-cell>
          <table:table-cell table:formula="of:=100/[.E11]" office:value-type="float" office:value="-0.319488817891374" calcext:value-type="float">
            <text:p>-0.319488817891374</text:p>
          </table:table-cell>
          <table:table-cell table:formula="of:=100/[.F11]" office:value-type="float" office:value="-0.826446280991735" calcext:value-type="float">
            <text:p>-0.826446280991735</text:p>
          </table:table-cell>
          <table:table-cell table:formula="of:=100/[.G11]" office:value-type="float" office:value="0.497512437810945" calcext:value-type="float">
            <text:p>0.497512437810945</text:p>
          </table:table-cell>
          <table:table-cell/>
          <table:table-cell table:formula="of:=([.$B$2]*[.I11])+([.$B$3]*[.K11])" office:value-type="float" office:value="0.0406074380165289" calcext:value-type="float">
            <text:p>0.0406074380165289</text:p>
          </table:table-cell>
          <table:table-cell table:formula="of:=[.$B$2]*[.J11]+[.$B$3]*[.L11]" office:value-type="float" office:value="0.034738734442802" calcext:value-type="float">
            <text:p>0.034738734442802</text:p>
          </table:table-cell>
          <table:table-cell table:formula="of:=[.N11]-[.O11]" office:value-type="float" office:value="0.00586870357372693" calcext:value-type="float">
            <text:p>0.00586870357372693</text:p>
          </table:table-cell>
          <table:table-cell table:formula="of:=ABS([.P11]/[.N11])" office:value-type="float" office:value="0.144522872172781" calcext:value-type="float">
            <text:p>0.144522872172781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-353" calcext:value-type="float">
            <text:p>-353</text:p>
          </table:table-cell>
          <table:table-cell office:value-type="float" office:value="-169" calcext:value-type="float">
            <text:p>-169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100/[.D12]" office:value-type="float" office:value="1.0989010989011" calcext:value-type="float">
            <text:p>1.0989010989011</text:p>
          </table:table-cell>
          <table:table-cell table:formula="of:=100/[.E12]" office:value-type="float" office:value="-0.28328611898017" calcext:value-type="float">
            <text:p>-0.28328611898017</text:p>
          </table:table-cell>
          <table:table-cell table:formula="of:=100/[.F12]" office:value-type="float" office:value="-0.591715976331361" calcext:value-type="float">
            <text:p>-0.591715976331361</text:p>
          </table:table-cell>
          <table:table-cell table:formula="of:=100/[.G12]" office:value-type="float" office:value="0.657894736842105" calcext:value-type="float">
            <text:p>0.657894736842105</text:p>
          </table:table-cell>
          <table:table-cell/>
          <table:table-cell table:formula="of:=([.$B$2]*[.I12])+([.$B$3]*[.K12])" office:value-type="float" office:value="0.109296703296703" calcext:value-type="float">
            <text:p>0.109296703296703</text:p>
          </table:table-cell>
          <table:table-cell table:formula="of:=[.$B$2]*[.J12]+[.$B$3]*[.L12]" office:value-type="float" office:value="0.075098926494707" calcext:value-type="float">
            <text:p>0.075098926494707</text:p>
          </table:table-cell>
          <table:table-cell table:formula="of:=[.N12]-[.O12]" office:value-type="float" office:value="0.0341977768019963" calcext:value-type="float">
            <text:p>0.0341977768019963</text:p>
          </table:table-cell>
          <table:table-cell table:formula="of:=ABS([.P12]/[.N12])" office:value-type="float" office:value="0.312889371504289" calcext:value-type="float">
            <text:p>0.312889371504289</text:p>
          </table:table-cell>
        </table:table-row>
      </table:table>
      <table:table table:name="Sheet5" table:style-name="ta1"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ELASTICA 1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v1i</text:p>
          </table:table-cell>
          <table:table-cell office:value-type="string" calcext:value-type="string">
            <text:p>v2f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100/[.C2]" office:value-type="float" office:value="1.05263157894737" calcext:value-type="float">
            <text:p>1.05263157894737</text:p>
          </table:table-cell>
          <table:table-cell table:formula="of:=100/[.D2]" office:value-type="float" office:value="0.495049504950495" calcext:value-type="float">
            <text:p>0.495049504950495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100/[.C3]" office:value-type="float" office:value="0.75187969924812" calcext:value-type="float">
            <text:p>0.75187969924812</text:p>
          </table:table-cell>
          <table:table-cell table:formula="of:=100/[.D3]" office:value-type="float" office:value="0.315457413249211" calcext:value-type="float">
            <text:p>0.315457413249211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100/[.C4]" office:value-type="float" office:value="0.934579439252336" calcext:value-type="float">
            <text:p>0.934579439252336</text:p>
          </table:table-cell>
          <table:table-cell table:formula="of:=100/[.D4]" office:value-type="float" office:value="0.384615384615385" calcext:value-type="float">
            <text:p>0.384615384615385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100/[.C5]" office:value-type="float" office:value="1.02040816326531" calcext:value-type="float">
            <text:p>1.02040816326531</text:p>
          </table:table-cell>
          <table:table-cell table:formula="of:=100/[.D5]" office:value-type="float" office:value="0.398406374501992" calcext:value-type="float">
            <text:p>0.398406374501992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100/[.C6]" office:value-type="float" office:value="0.735294117647059" calcext:value-type="float">
            <text:p>0.735294117647059</text:p>
          </table:table-cell>
          <table:table-cell table:formula="of:=100/[.D6]" office:value-type="float" office:value="0.309597523219814" calcext:value-type="float">
            <text:p>0.309597523219814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100/[.C7]" office:value-type="float" office:value="0.694444444444444" calcext:value-type="float">
            <text:p>0.694444444444444</text:p>
          </table:table-cell>
          <table:table-cell table:formula="of:=100/[.D7]" office:value-type="float" office:value="0.282485875706215" calcext:value-type="float">
            <text:p>0.282485875706215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100/[.C8]" office:value-type="float" office:value="0.719424460431655" calcext:value-type="float">
            <text:p>0.719424460431655</text:p>
          </table:table-cell>
          <table:table-cell table:formula="of:=100/[.D8]" office:value-type="float" office:value="0.297619047619048" calcext:value-type="float">
            <text:p>0.297619047619048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100/[.C9]" office:value-type="float" office:value="1.35135135135135" calcext:value-type="float">
            <text:p>1.35135135135135</text:p>
          </table:table-cell>
          <table:table-cell table:formula="of:=100/[.D9]" office:value-type="float" office:value="0.425531914893617" calcext:value-type="float">
            <text:p>0.425531914893617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100/[.C10]" office:value-type="float" office:value="1.49253731343284" calcext:value-type="float">
            <text:p>1.49253731343284</text:p>
          </table:table-cell>
          <table:table-cell table:formula="of:=100/[.D10]" office:value-type="float" office:value="0.636942675159236" calcext:value-type="float">
            <text:p>0.636942675159236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100/[.C11]" office:value-type="float" office:value="1.20481927710843" calcext:value-type="float">
            <text:p>1.20481927710843</text:p>
          </table:table-cell>
          <table:table-cell table:formula="of:=100/[.D11]" office:value-type="float" office:value="0.469483568075117" calcext:value-type="float">
            <text:p>0.469483568075117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100/[.C12]" office:value-type="float" office:value="1.36986301369863" calcext:value-type="float">
            <text:p>1.36986301369863</text:p>
          </table:table-cell>
          <table:table-cell table:formula="of:=100/[.D12]" office:value-type="float" office:value="0.507614213197969" calcext:value-type="float">
            <text:p>0.507614213197969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100/[.C13]" office:value-type="float" office:value="1.61290322580645" calcext:value-type="float">
            <text:p>1.61290322580645</text:p>
          </table:table-cell>
          <table:table-cell table:formula="of:=100/[.D13]" office:value-type="float" office:value="0.662251655629139" calcext:value-type="float">
            <text:p>0.662251655629139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100/[.C14]" office:value-type="float" office:value="0.613496932515337" calcext:value-type="float">
            <text:p>0.613496932515337</text:p>
          </table:table-cell>
          <table:table-cell table:formula="of:=100/[.D14]" office:value-type="float" office:value="0.272479564032698" calcext:value-type="float">
            <text:p>0.272479564032698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100/[.C15]" office:value-type="float" office:value="1.04166666666667" calcext:value-type="float">
            <text:p>1.04166666666667</text:p>
          </table:table-cell>
          <table:table-cell table:formula="of:=100/[.D15]" office:value-type="float" office:value="0.427350427350427" calcext:value-type="float">
            <text:p>0.427350427350427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100/[.C16]" office:value-type="float" office:value="0.934579439252336" calcext:value-type="float">
            <text:p>0.934579439252336</text:p>
          </table:table-cell>
          <table:table-cell table:formula="of:=100/[.D16]" office:value-type="float" office:value="0.386100386100386" calcext:value-type="float">
            <text:p>0.386100386100386</text:p>
          </table:table-cell>
        </table:table-row>
      </table:table>
      <table:table table:name="Sheet6" table:style-name="ta1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nel.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2095" calcext:value-type="float">
            <text:p>0.2095</text:p>
          </table:table-cell>
          <table:table-cell/>
          <table:table-cell office:value-type="string" calcext:value-type="string">
            <text:p>t1i</text:p>
          </table:table-cell>
          <table:table-cell office:value-type="string" calcext:value-type="string">
            <text:p>t1f</text:p>
          </table:table-cell>
          <table:table-cell office:value-type="string" calcext:value-type="string">
            <text:p>t2i</text:p>
          </table:table-cell>
          <table:table-cell office:value-type="string" calcext:value-type="string">
            <text:p>t2f</text:p>
          </table:table-cell>
          <table:table-cell/>
          <table:table-cell office:value-type="string" calcext:value-type="string">
            <text:p>v1i</text:p>
          </table:table-cell>
          <table:table-cell office:value-type="string" calcext:value-type="string">
            <text:p>v1f</text:p>
          </table:table-cell>
          <table:table-cell office:value-type="string" calcext:value-type="string">
            <text:p>v2i</text:p>
          </table:table-cell>
          <table:table-cell office:value-type="string" calcext:value-type="string">
            <text:p>v2f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i-pf</text:p>
          </table:table-cell>
          <table:table-cell office:value-type="string" calcext:value-type="string">
            <text:p>pi-pf/pi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20436" calcext:value-type="float">
            <text:p>0.2043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82" calcext:value-type="float">
            <text:p>482</text:p>
          </table:table-cell>
          <table:table-cell office:value-type="float" office:value="-175" calcext:value-type="float">
            <text:p>-175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100/[.D3]" office:value-type="float" office:value="1.44927536231884" calcext:value-type="float">
            <text:p>1.44927536231884</text:p>
          </table:table-cell>
          <table:table-cell table:formula="of:=100/[.E3]" office:value-type="float" office:value="0.20746887966805" calcext:value-type="float">
            <text:p>0.20746887966805</text:p>
          </table:table-cell>
          <table:table-cell table:formula="of:=100/[.F3]" office:value-type="float" office:value="-0.571428571428571" calcext:value-type="float">
            <text:p>-0.571428571428571</text:p>
          </table:table-cell>
          <table:table-cell table:formula="of:=100/[.G3]" office:value-type="float" office:value="0.20746887966805" calcext:value-type="float">
            <text:p>0.20746887966805</text:p>
          </table:table-cell>
          <table:table-cell/>
          <table:table-cell table:formula="of:=([.$B$2]*[.I3])+([.$B$3]*[.K3])" office:value-type="float" office:value="0.186846045548654" calcext:value-type="float">
            <text:p>0.186846045548654</text:p>
          </table:table-cell>
          <table:table-cell table:formula="of:=[.$B$2]*[.J3]+[.$B$3]*[.L3]" office:value-type="float" office:value="0.0858630705394191" calcext:value-type="float">
            <text:p>0.0858630705394191</text:p>
          </table:table-cell>
          <table:table-cell table:formula="of:=[.N3]-[.O3]" office:value-type="float" office:value="0.100982975009235" calcext:value-type="float">
            <text:p>0.100982975009235</text:p>
          </table:table-cell>
          <table:table-cell table:formula="of:=ABS([.P3]/[.N3])" office:value-type="float" office:value="0.540460862913684" calcext:value-type="float">
            <text:p>0.540460862913684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744" calcext:value-type="float">
            <text:p>744</text:p>
          </table:table-cell>
          <table:table-cell office:value-type="float" office:value="-192" calcext:value-type="float">
            <text:p>-192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100/[.D4]" office:value-type="float" office:value="1.02040816326531" calcext:value-type="float">
            <text:p>1.02040816326531</text:p>
          </table:table-cell>
          <table:table-cell table:formula="of:=100/[.E4]" office:value-type="float" office:value="0.134408602150538" calcext:value-type="float">
            <text:p>0.134408602150538</text:p>
          </table:table-cell>
          <table:table-cell table:formula="of:=100/[.F4]" office:value-type="float" office:value="-0.520833333333333" calcext:value-type="float">
            <text:p>-0.520833333333333</text:p>
          </table:table-cell>
          <table:table-cell table:formula="of:=100/[.G4]" office:value-type="float" office:value="0.134408602150538" calcext:value-type="float">
            <text:p>0.134408602150538</text:p>
          </table:table-cell>
          <table:table-cell/>
          <table:table-cell table:formula="of:=([.$B$2]*[.I4])+([.$B$3]*[.K4])" office:value-type="float" office:value="0.107338010204082" calcext:value-type="float">
            <text:p>0.107338010204082</text:p>
          </table:table-cell>
          <table:table-cell table:formula="of:=[.$B$2]*[.J4]+[.$B$3]*[.L4]" office:value-type="float" office:value="0.0556263440860215" calcext:value-type="float">
            <text:p>0.0556263440860215</text:p>
          </table:table-cell>
          <table:table-cell table:formula="of:=[.N4]-[.O4]" office:value-type="float" office:value="0.0517116661180601" calcext:value-type="float">
            <text:p>0.0517116661180601</text:p>
          </table:table-cell>
          <table:table-cell table:formula="of:=ABS([.P4]/[.N4])" office:value-type="float" office:value="0.481764717081496" calcext:value-type="float">
            <text:p>0.481764717081496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683" calcext:value-type="float">
            <text:p>683</text:p>
          </table:table-cell>
          <table:table-cell office:value-type="float" office:value="-165" calcext:value-type="float">
            <text:p>-165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100/[.D5]" office:value-type="float" office:value="1.14942528735632" calcext:value-type="float">
            <text:p>1.14942528735632</text:p>
          </table:table-cell>
          <table:table-cell table:formula="of:=100/[.E5]" office:value-type="float" office:value="0.146412884333821" calcext:value-type="float">
            <text:p>0.146412884333821</text:p>
          </table:table-cell>
          <table:table-cell table:formula="of:=100/[.F5]" office:value-type="float" office:value="-0.606060606060606" calcext:value-type="float">
            <text:p>-0.606060606060606</text:p>
          </table:table-cell>
          <table:table-cell table:formula="of:=100/[.G5]" office:value-type="float" office:value="0.146412884333821" calcext:value-type="float">
            <text:p>0.146412884333821</text:p>
          </table:table-cell>
          <table:table-cell/>
          <table:table-cell table:formula="of:=([.$B$2]*[.I5])+([.$B$3]*[.K5])" office:value-type="float" office:value="0.116950052246604" calcext:value-type="float">
            <text:p>0.116950052246604</text:p>
          </table:table-cell>
          <table:table-cell table:formula="of:=[.$B$2]*[.J5]+[.$B$3]*[.L5]" office:value-type="float" office:value="0.0605944363103953" calcext:value-type="float">
            <text:p>0.0605944363103953</text:p>
          </table:table-cell>
          <table:table-cell table:formula="of:=[.N5]-[.O5]" office:value-type="float" office:value="0.0563556159362086" calcext:value-type="float">
            <text:p>0.0563556159362086</text:p>
          </table:table-cell>
          <table:table-cell table:formula="of:=ABS([.P5]/[.N5])" office:value-type="float" office:value="0.481877646513365" calcext:value-type="float">
            <text:p>0.481877646513365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-1547" calcext:value-type="float">
            <text:p>-1547</text:p>
          </table:table-cell>
          <table:table-cell office:value-type="float" office:value="-73" calcext:value-type="float">
            <text:p>-73</text:p>
          </table:table-cell>
          <table:table-cell office:value-type="float" office:value="-1547" calcext:value-type="float">
            <text:p>-1547</text:p>
          </table:table-cell>
          <table:table-cell/>
          <table:table-cell table:formula="of:=100/[.D6]" office:value-type="float" office:value="1.08695652173913" calcext:value-type="float">
            <text:p>1.08695652173913</text:p>
          </table:table-cell>
          <table:table-cell table:formula="of:=100/[.E6]" office:value-type="float" office:value="-0.0646412411118294" calcext:value-type="float">
            <text:p>-0.0646412411118294</text:p>
          </table:table-cell>
          <table:table-cell table:formula="of:=100/[.F6]" office:value-type="float" office:value="-1.36986301369863" calcext:value-type="float">
            <text:p>-1.36986301369863</text:p>
          </table:table-cell>
          <table:table-cell table:formula="of:=100/[.G6]" office:value-type="float" office:value="-0.0646412411118294" calcext:value-type="float">
            <text:p>-0.0646412411118294</text:p>
          </table:table-cell>
          <table:table-cell/>
          <table:table-cell table:formula="of:=([.$B$2]*[.I6])+([.$B$3]*[.K6])" office:value-type="float" office:value="-0.0522278141751043" calcext:value-type="float">
            <text:p>-0.0522278141751043</text:p>
          </table:table-cell>
          <table:table-cell table:formula="of:=[.$B$2]*[.J6]+[.$B$3]*[.L6]" office:value-type="float" office:value="-0.0267524240465417" calcext:value-type="float">
            <text:p>-0.0267524240465417</text:p>
          </table:table-cell>
          <table:table-cell table:formula="of:=[.N6]-[.O6]" office:value-type="float" office:value="-0.0254753901285626" calcext:value-type="float">
            <text:p>-0.0254753901285626</text:p>
          </table:table-cell>
          <table:table-cell table:formula="of:=ABS([.P6]/[.N6])" office:value-type="float" office:value="0.48777438862655" calcext:value-type="float">
            <text:p>0.48777438862655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1408" calcext:value-type="float">
            <text:p>-1408</text:p>
          </table:table-cell>
          <table:table-cell office:value-type="float" office:value="-68" calcext:value-type="float">
            <text:p>-68</text:p>
          </table:table-cell>
          <table:table-cell office:value-type="float" office:value="-1408" calcext:value-type="float">
            <text:p>-1408</text:p>
          </table:table-cell>
          <table:table-cell/>
          <table:table-cell table:formula="of:=100/[.D7]" office:value-type="float" office:value="1.01010101010101" calcext:value-type="float">
            <text:p>1.01010101010101</text:p>
          </table:table-cell>
          <table:table-cell table:formula="of:=100/[.E7]" office:value-type="float" office:value="-0.0710227272727273" calcext:value-type="float">
            <text:p>-0.0710227272727273</text:p>
          </table:table-cell>
          <table:table-cell table:formula="of:=100/[.F7]" office:value-type="float" office:value="-1.47058823529412" calcext:value-type="float">
            <text:p>-1.47058823529412</text:p>
          </table:table-cell>
          <table:table-cell table:formula="of:=100/[.G7]" office:value-type="float" office:value="-0.0710227272727273" calcext:value-type="float">
            <text:p>-0.0710227272727273</text:p>
          </table:table-cell>
          <table:table-cell/>
          <table:table-cell table:formula="of:=([.$B$2]*[.I7])+([.$B$3]*[.K7])" office:value-type="float" office:value="-0.0889132501485443" calcext:value-type="float">
            <text:p>-0.0889132501485443</text:p>
          </table:table-cell>
          <table:table-cell table:formula="of:=[.$B$2]*[.J7]+[.$B$3]*[.L7]" office:value-type="float" office:value="-0.0293934659090909" calcext:value-type="float">
            <text:p>-0.0293934659090909</text:p>
          </table:table-cell>
          <table:table-cell table:formula="of:=[.N7]-[.O7]" office:value-type="float" office:value="-0.0595197842394534" calcext:value-type="float">
            <text:p>-0.0595197842394534</text:p>
          </table:table-cell>
          <table:table-cell table:formula="of:=ABS([.P7]/[.N7])" office:value-type="float" office:value="0.669414110270581" calcext:value-type="float">
            <text:p>0.669414110270581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E+050" calcext:value-type="float">
            <text:p>1E+050</text:p>
          </table:table-cell>
          <table:table-cell office:value-type="float" office:value="-82" calcext:value-type="float">
            <text:p>-82</text:p>
          </table:table-cell>
          <table:table-cell office:value-type="float" office:value="1E+050" calcext:value-type="float">
            <text:p>1E+050</text:p>
          </table:table-cell>
          <table:table-cell/>
          <table:table-cell table:formula="of:=100/[.D8]" office:value-type="float" office:value="1.47058823529412" calcext:value-type="float">
            <text:p>1.47058823529412</text:p>
          </table:table-cell>
          <table:table-cell table:formula="of:=100/[.E8]" office:value-type="float" office:value="1E-048" calcext:value-type="float">
            <text:p>1E-48</text:p>
          </table:table-cell>
          <table:table-cell table:formula="of:=100/[.F8]" office:value-type="float" office:value="-1.21951219512195" calcext:value-type="float">
            <text:p>-1.21951219512195</text:p>
          </table:table-cell>
          <table:table-cell table:formula="of:=100/[.G8]" office:value-type="float" office:value="1E-048" calcext:value-type="float">
            <text:p>1E-48</text:p>
          </table:table-cell>
          <table:table-cell/>
          <table:table-cell table:formula="of:=([.$B$2]*[.I8])+([.$B$3]*[.K8])" office:value-type="float" office:value="0.0588687230989957" calcext:value-type="float">
            <text:p>0.0588687230989957</text:p>
          </table:table-cell>
          <table:table-cell table:formula="of:=[.$B$2]*[.J8]+[.$B$3]*[.L8]" office:value-type="float" office:value="4.1386E-049" calcext:value-type="float">
            <text:p>4.1386E-49</text:p>
          </table:table-cell>
          <table:table-cell table:formula="of:=[.N8]-[.O8]" office:value-type="float" office:value="0.0588687230989957" calcext:value-type="float">
            <text:p>0.0588687230989957</text:p>
          </table:table-cell>
          <table:table-cell table:formula="of:=ABS([.P8]/[.N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157" calcext:value-type="float">
            <text:p>1157</text:p>
          </table:table-cell>
          <table:table-cell office:value-type="float" office:value="-132" calcext:value-type="float">
            <text:p>-132</text:p>
          </table:table-cell>
          <table:table-cell office:value-type="float" office:value="1157" calcext:value-type="float">
            <text:p>1157</text:p>
          </table:table-cell>
          <table:table-cell/>
          <table:table-cell table:formula="of:=100/[.D9]" office:value-type="float" office:value="1.20481927710843" calcext:value-type="float">
            <text:p>1.20481927710843</text:p>
          </table:table-cell>
          <table:table-cell table:formula="of:=100/[.E9]" office:value-type="float" office:value="0.0864304235090752" calcext:value-type="float">
            <text:p>0.0864304235090752</text:p>
          </table:table-cell>
          <table:table-cell table:formula="of:=100/[.F9]" office:value-type="float" office:value="-0.757575757575758" calcext:value-type="float">
            <text:p>-0.757575757575758</text:p>
          </table:table-cell>
          <table:table-cell table:formula="of:=100/[.G9]" office:value-type="float" office:value="0.0864304235090752" calcext:value-type="float">
            <text:p>0.0864304235090752</text:p>
          </table:table-cell>
          <table:table-cell/>
          <table:table-cell table:formula="of:=([.$B$2]*[.I9])+([.$B$3]*[.K9])" office:value-type="float" office:value="0.0975914567360351" calcext:value-type="float">
            <text:p>0.0975914567360351</text:p>
          </table:table-cell>
          <table:table-cell table:formula="of:=[.$B$2]*[.J9]+[.$B$3]*[.L9]" office:value-type="float" office:value="0.0357700950734659" calcext:value-type="float">
            <text:p>0.0357700950734659</text:p>
          </table:table-cell>
          <table:table-cell table:formula="of:=[.N9]-[.O9]" office:value-type="float" office:value="0.0618213616625692" calcext:value-type="float">
            <text:p>0.0618213616625692</text:p>
          </table:table-cell>
          <table:table-cell table:formula="of:=ABS([.P9]/[.N9])" office:value-type="float" office:value="0.63347104070578" calcext:value-type="float">
            <text:p>0.63347104070578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E+050" calcext:value-type="float">
            <text:p>1E+050</text:p>
          </table:table-cell>
          <table:table-cell office:value-type="float" office:value="97" calcext:value-type="float">
            <text:p>97</text:p>
          </table:table-cell>
          <table:table-cell office:value-type="float" office:value="1E+050" calcext:value-type="float">
            <text:p>1E+050</text:p>
          </table:table-cell>
          <table:table-cell/>
          <table:table-cell table:formula="of:=100/[.D10]" office:value-type="float" office:value="1.21951219512195" calcext:value-type="float">
            <text:p>1.21951219512195</text:p>
          </table:table-cell>
          <table:table-cell table:formula="of:=100/[.E10]" office:value-type="float" office:value="1E-048" calcext:value-type="float">
            <text:p>1E-48</text:p>
          </table:table-cell>
          <table:table-cell table:formula="of:=100/[.F10]" office:value-type="float" office:value="1.03092783505155" calcext:value-type="float">
            <text:p>1.03092783505155</text:p>
          </table:table-cell>
          <table:table-cell table:formula="of:=100/[.G10]" office:value-type="float" office:value="1E-048" calcext:value-type="float">
            <text:p>1E-48</text:p>
          </table:table-cell>
          <table:table-cell/>
          <table:table-cell table:formula="of:=([.$B$2]*[.I10])+([.$B$3]*[.K10])" office:value-type="float" office:value="0.466168217249183" calcext:value-type="float">
            <text:p>0.466168217249183</text:p>
          </table:table-cell>
          <table:table-cell table:formula="of:=[.$B$2]*[.J10]+[.$B$3]*[.L10]" office:value-type="float" office:value="4.1386E-049" calcext:value-type="float">
            <text:p>4.1386E-49</text:p>
          </table:table-cell>
          <table:table-cell table:formula="of:=[.N10]-[.O10]" office:value-type="float" office:value="0.466168217249183" calcext:value-type="float">
            <text:p>0.466168217249183</text:p>
          </table:table-cell>
          <table:table-cell table:formula="of:=ABS([.P10]/[.N1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E+050" calcext:value-type="float">
            <text:p>1E+050</text:p>
          </table:table-cell>
          <table:table-cell office:value-type="float" office:value="153" calcext:value-type="float">
            <text:p>153</text:p>
          </table:table-cell>
          <table:table-cell office:value-type="float" office:value="1E+050" calcext:value-type="float">
            <text:p>1E+050</text:p>
          </table:table-cell>
          <table:table-cell/>
          <table:table-cell table:formula="of:=100/[.D11]" office:value-type="float" office:value="0.763358778625954" calcext:value-type="float">
            <text:p>0.763358778625954</text:p>
          </table:table-cell>
          <table:table-cell table:formula="of:=100/[.E11]" office:value-type="float" office:value="1E-048" calcext:value-type="float">
            <text:p>1E-48</text:p>
          </table:table-cell>
          <table:table-cell table:formula="of:=100/[.F11]" office:value-type="float" office:value="0.65359477124183" calcext:value-type="float">
            <text:p>0.65359477124183</text:p>
          </table:table-cell>
          <table:table-cell table:formula="of:=100/[.G11]" office:value-type="float" office:value="1E-048" calcext:value-type="float">
            <text:p>1E-48</text:p>
          </table:table-cell>
          <table:table-cell/>
          <table:table-cell table:formula="of:=([.$B$2]*[.I11])+([.$B$3]*[.K11])" office:value-type="float" office:value="0.293492291573118" calcext:value-type="float">
            <text:p>0.293492291573118</text:p>
          </table:table-cell>
          <table:table-cell table:formula="of:=[.$B$2]*[.J11]+[.$B$3]*[.L11]" office:value-type="float" office:value="4.1386E-049" calcext:value-type="float">
            <text:p>4.1386E-49</text:p>
          </table:table-cell>
          <table:table-cell table:formula="of:=[.N11]-[.O11]" office:value-type="float" office:value="0.293492291573118" calcext:value-type="float">
            <text:p>0.293492291573118</text:p>
          </table:table-cell>
          <table:table-cell table:formula="of:=ABS([.P11]/[.N1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482" calcext:value-type="float">
            <text:p>482</text:p>
          </table:table-cell>
          <table:table-cell office:value-type="float" office:value="-277" calcext:value-type="float">
            <text:p>-277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100/[.D12]" office:value-type="float" office:value="1.14942528735632" calcext:value-type="float">
            <text:p>1.14942528735632</text:p>
          </table:table-cell>
          <table:table-cell table:formula="of:=100/[.E12]" office:value-type="float" office:value="0.20746887966805" calcext:value-type="float">
            <text:p>0.20746887966805</text:p>
          </table:table-cell>
          <table:table-cell table:formula="of:=100/[.F12]" office:value-type="float" office:value="-0.36101083032491" calcext:value-type="float">
            <text:p>-0.36101083032491</text:p>
          </table:table-cell>
          <table:table-cell table:formula="of:=100/[.G12]" office:value-type="float" office:value="0.20746887966805" calcext:value-type="float">
            <text:p>0.20746887966805</text:p>
          </table:table-cell>
          <table:table-cell/>
          <table:table-cell table:formula="of:=([.$B$2]*[.I12])+([.$B$3]*[.K12])" office:value-type="float" office:value="0.167028424415951" calcext:value-type="float">
            <text:p>0.167028424415951</text:p>
          </table:table-cell>
          <table:table-cell table:formula="of:=[.$B$2]*[.J12]+[.$B$3]*[.L12]" office:value-type="float" office:value="0.0858630705394191" calcext:value-type="float">
            <text:p>0.0858630705394191</text:p>
          </table:table-cell>
          <table:table-cell table:formula="of:=[.N12]-[.O12]" office:value-type="float" office:value="0.0811653538765317" calcext:value-type="float">
            <text:p>0.0811653538765317</text:p>
          </table:table-cell>
          <table:table-cell table:formula="of:=ABS([.P12]/[.N12])" office:value-type="float" office:value="0.4859373735958" calcext:value-type="float">
            <text:p>0.4859373735958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E+050" calcext:value-type="float">
            <text:p>1E+050</text:p>
          </table:table-cell>
          <table:table-cell office:value-type="float" office:value="-91" calcext:value-type="float">
            <text:p>-91</text:p>
          </table:table-cell>
          <table:table-cell office:value-type="float" office:value="1E+050" calcext:value-type="float">
            <text:p>1E+050</text:p>
          </table:table-cell>
          <table:table-cell table:number-columns-repeated="10"/>
        </table:table-row>
      </table:table>
      <table:table table:name="Sheet7" table:style-name="ta1">
        <table:table-column table:style-name="co7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Masas diferentes Inelastica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29.64" calcext:value-type="float">
            <text:p>229.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205.27" calcext:value-type="float">
            <text:p>205.27</text:p>
          </table:table-cell>
          <table:table-cell/>
          <table:table-cell office:value-type="string" calcext:value-type="string">
            <text:p>t1i</text:p>
          </table:table-cell>
          <table:table-cell office:value-type="string" calcext:value-type="string">
            <text:p>t2i</text:p>
          </table:table-cell>
          <table:table-cell office:value-type="string" calcext:value-type="string">
            <text:p>t1f</text:p>
          </table:table-cell>
          <table:table-cell office:value-type="string" calcext:value-type="string">
            <text:p>t2f</text:p>
          </table:table-cell>
          <table:table-cell/>
          <table:table-cell office:value-type="string" calcext:value-type="string">
            <text:p>v1i</text:p>
          </table:table-cell>
          <table:table-cell office:value-type="string" calcext:value-type="string">
            <text:p>v1f</text:p>
          </table:table-cell>
          <table:table-cell office:value-type="string" calcext:value-type="string">
            <text:p>v2i</text:p>
          </table:table-cell>
          <table:table-cell office:value-type="string" calcext:value-type="string">
            <text:p>v2f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i-pf</text:p>
          </table:table-cell>
          <table:table-cell office:value-type="string" calcext:value-type="string">
            <text:p>pi-pf/pi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table:formula="of:=[.F4]" office:value-type="float" office:value="212" calcext:value-type="float">
            <text:p>212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4]" office:value-type="float" office:value="1.0989010989011" calcext:value-type="float">
            <text:p>1.0989010989011</text:p>
          </table:table-cell>
          <table:table-cell table:formula="of:=100/[.F4]" office:value-type="float" office:value="0.471698113207547" calcext:value-type="float">
            <text:p>0.471698113207547</text:p>
          </table:table-cell>
          <table:table-cell table:formula="of:=100/[.G4]" office:value-type="float" office:value="0.471698113207547" calcext:value-type="float">
            <text:p>0.471698113207547</text:p>
          </table:table-cell>
          <table:table-cell/>
          <table:table-cell table:formula="of:=([.$B$2]*[.I4])+([.$B$3]*[.K4])" office:value-type="float" office:value="96.8254716981132" calcext:value-type="float">
            <text:p>96.8254716981132</text:p>
          </table:table-cell>
          <table:table-cell table:formula="of:=[.$B$2]*[.J4]+[.$B$3]*[.L4]" office:value-type="float" office:value="349.177120049762" calcext:value-type="float">
            <text:p>349.177120049762</text:p>
          </table:table-cell>
          <table:table-cell table:formula="of:=[.N4]-[.O4]" office:value-type="float" office:value="-252.351648351648" calcext:value-type="float">
            <text:p>-252.351648351648</text:p>
          </table:table-cell>
          <table:table-cell table:formula="of:=ABS([.P4]/[.N4])" office:value-type="float" office:value="2.60625271352606" calcext:value-type="float">
            <text:p>2.6062527135260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table:formula="of:=[.F5]"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5]" office:value-type="float" office:value="1" calcext:value-type="float">
            <text:p>1</text:p>
          </table:table-cell>
          <table:table-cell table:formula="of:=100/[.F5]" office:value-type="float" office:value="0.440528634361233" calcext:value-type="float">
            <text:p>0.440528634361233</text:p>
          </table:table-cell>
          <table:table-cell table:formula="of:=100/[.G5]" office:value-type="float" office:value="0.440528634361233" calcext:value-type="float">
            <text:p>0.440528634361233</text:p>
          </table:table-cell>
          <table:table-cell/>
          <table:table-cell table:formula="of:=([.$B$2]*[.I5])+([.$B$3]*[.K5])" office:value-type="float" office:value="90.4273127753304" calcext:value-type="float">
            <text:p>90.4273127753304</text:p>
          </table:table-cell>
          <table:table-cell table:formula="of:=[.$B$2]*[.J5]+[.$B$3]*[.L5]" office:value-type="float" office:value="320.06731277533" calcext:value-type="float">
            <text:p>320.06731277533</text:p>
          </table:table-cell>
          <table:table-cell table:formula="of:=[.N5]-[.O5]" office:value-type="float" office:value="-229.64" calcext:value-type="float">
            <text:p>-229.64</text:p>
          </table:table-cell>
          <table:table-cell table:formula="of:=ABS([.P5]/[.N5])" office:value-type="float" office:value="2.53949822185414" calcext:value-type="float">
            <text:p>2.53949822185414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table:formula="of:=[.F6]" office:value-type="float" office:value="243" calcext:value-type="float">
            <text:p>243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6]" office:value-type="float" office:value="1.05263157894737" calcext:value-type="float">
            <text:p>1.05263157894737</text:p>
          </table:table-cell>
          <table:table-cell table:formula="of:=100/[.F6]" office:value-type="float" office:value="0.411522633744856" calcext:value-type="float">
            <text:p>0.411522633744856</text:p>
          </table:table-cell>
          <table:table-cell table:formula="of:=100/[.G6]" office:value-type="float" office:value="0.411522633744856" calcext:value-type="float">
            <text:p>0.411522633744856</text:p>
          </table:table-cell>
          <table:table-cell/>
          <table:table-cell table:formula="of:=([.$B$2]*[.I6])+([.$B$3]*[.K6])" office:value-type="float" office:value="84.4732510288066" calcext:value-type="float">
            <text:p>84.4732510288066</text:p>
          </table:table-cell>
          <table:table-cell table:formula="of:=[.$B$2]*[.J6]+[.$B$3]*[.L6]" office:value-type="float" office:value="326.19956681828" calcext:value-type="float">
            <text:p>326.19956681828</text:p>
          </table:table-cell>
          <table:table-cell table:formula="of:=[.N6]-[.O6]" office:value-type="float" office:value="-241.726315789474" calcext:value-type="float">
            <text:p>-241.726315789474</text:p>
          </table:table-cell>
          <table:table-cell table:formula="of:=ABS([.P6]/[.N6])" office:value-type="float" office:value="2.86157230656414" calcext:value-type="float">
            <text:p>2.86157230656414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table:formula="of:=[.F7]"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7]" office:value-type="float" office:value="1.35135135135135" calcext:value-type="float">
            <text:p>1.35135135135135</text:p>
          </table:table-cell>
          <table:table-cell table:formula="of:=100/[.F7]" office:value-type="float" office:value="0.571428571428571" calcext:value-type="float">
            <text:p>0.571428571428571</text:p>
          </table:table-cell>
          <table:table-cell table:formula="of:=100/[.G7]" office:value-type="float" office:value="0.571428571428571" calcext:value-type="float">
            <text:p>0.571428571428571</text:p>
          </table:table-cell>
          <table:table-cell/>
          <table:table-cell table:formula="of:=([.$B$2]*[.I7])+([.$B$3]*[.K7])" office:value-type="float" office:value="117.297142857143" calcext:value-type="float">
            <text:p>117.297142857143</text:p>
          </table:table-cell>
          <table:table-cell table:formula="of:=[.$B$2]*[.J7]+[.$B$3]*[.L7]" office:value-type="float" office:value="427.621467181467" calcext:value-type="float">
            <text:p>427.621467181467</text:p>
          </table:table-cell>
          <table:table-cell table:formula="of:=[.N7]-[.O7]" office:value-type="float" office:value="-310.324324324324" calcext:value-type="float">
            <text:p>-310.324324324324</text:p>
          </table:table-cell>
          <table:table-cell table:formula="of:=ABS([.P7]/[.N7])" office:value-type="float" office:value="2.64562560319368" calcext:value-type="float">
            <text:p>2.64562560319368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table:formula="of:=[.F8]"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8]" office:value-type="float" office:value="0.943396226415094" calcext:value-type="float">
            <text:p>0.943396226415094</text:p>
          </table:table-cell>
          <table:table-cell table:formula="of:=100/[.F8]" office:value-type="float" office:value="0.392156862745098" calcext:value-type="float">
            <text:p>0.392156862745098</text:p>
          </table:table-cell>
          <table:table-cell table:formula="of:=100/[.G8]" office:value-type="float" office:value="0.392156862745098" calcext:value-type="float">
            <text:p>0.392156862745098</text:p>
          </table:table-cell>
          <table:table-cell/>
          <table:table-cell table:formula="of:=([.$B$2]*[.I8])+([.$B$3]*[.K8])" office:value-type="float" office:value="80.4980392156863" calcext:value-type="float">
            <text:p>80.4980392156863</text:p>
          </table:table-cell>
          <table:table-cell table:formula="of:=[.$B$2]*[.J8]+[.$B$3]*[.L8]" office:value-type="float" office:value="297.139548649649" calcext:value-type="float">
            <text:p>297.139548649649</text:p>
          </table:table-cell>
          <table:table-cell table:formula="of:=[.N8]-[.O8]" office:value-type="float" office:value="-216.641509433962" calcext:value-type="float">
            <text:p>-216.641509433962</text:p>
          </table:table-cell>
          <table:table-cell table:formula="of:=ABS([.P8]/[.N8])" office:value-type="float" office:value="2.69126442761535" calcext:value-type="float">
            <text:p>2.69126442761535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81" calcext:value-type="float">
            <text:p>381</text:p>
          </table:table-cell>
          <table:table-cell table:formula="of:=[.F9]" office:value-type="float" office:value="381" calcext:value-type="float">
            <text:p>381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9]" office:value-type="float" office:value="0.564971751412429" calcext:value-type="float">
            <text:p>0.564971751412429</text:p>
          </table:table-cell>
          <table:table-cell table:formula="of:=100/[.F9]" office:value-type="float" office:value="0.26246719160105" calcext:value-type="float">
            <text:p>0.26246719160105</text:p>
          </table:table-cell>
          <table:table-cell table:formula="of:=100/[.G9]" office:value-type="float" office:value="0.26246719160105" calcext:value-type="float">
            <text:p>0.26246719160105</text:p>
          </table:table-cell>
          <table:table-cell/>
          <table:table-cell table:formula="of:=([.$B$2]*[.I9])+([.$B$3]*[.K9])" office:value-type="float" office:value="53.8766404199475" calcext:value-type="float">
            <text:p>53.8766404199475</text:p>
          </table:table-cell>
          <table:table-cell table:formula="of:=[.$B$2]*[.J9]+[.$B$3]*[.L9]" office:value-type="float" office:value="183.616753414298" calcext:value-type="float">
            <text:p>183.616753414298</text:p>
          </table:table-cell>
          <table:table-cell table:formula="of:=[.N9]-[.O9]" office:value-type="float" office:value="-129.74011299435" calcext:value-type="float">
            <text:p>-129.74011299435</text:p>
          </table:table-cell>
          <table:table-cell table:formula="of:=ABS([.P9]/[.N9])" office:value-type="float" office:value="2.40809582748806" calcext:value-type="float">
            <text:p>2.4080958274880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26" calcext:value-type="float">
            <text:p>226</text:p>
          </table:table-cell>
          <table:table-cell table:formula="of:=[.F10]" office:value-type="float" office:value="226" calcext:value-type="float">
            <text:p>226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0]" office:value-type="float" office:value="1.03092783505155" calcext:value-type="float">
            <text:p>1.03092783505155</text:p>
          </table:table-cell>
          <table:table-cell table:formula="of:=100/[.F10]" office:value-type="float" office:value="0.442477876106195" calcext:value-type="float">
            <text:p>0.442477876106195</text:p>
          </table:table-cell>
          <table:table-cell table:formula="of:=100/[.G10]" office:value-type="float" office:value="0.442477876106195" calcext:value-type="float">
            <text:p>0.442477876106195</text:p>
          </table:table-cell>
          <table:table-cell/>
          <table:table-cell table:formula="of:=([.$B$2]*[.I10])+([.$B$3]*[.K10])" office:value-type="float" office:value="90.8274336283186" calcext:value-type="float">
            <text:p>90.8274336283186</text:p>
          </table:table-cell>
          <table:table-cell table:formula="of:=[.$B$2]*[.J10]+[.$B$3]*[.L10]" office:value-type="float" office:value="327.569701669556" calcext:value-type="float">
            <text:p>327.569701669556</text:p>
          </table:table-cell>
          <table:table-cell table:formula="of:=[.N10]-[.O10]" office:value-type="float" office:value="-236.742268041237" calcext:value-type="float">
            <text:p>-236.742268041237</text:p>
          </table:table-cell>
          <table:table-cell table:formula="of:=ABS([.P10]/[.N10])" office:value-type="float" office:value="2.60650619073998" calcext:value-type="float">
            <text:p>2.60650619073998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562" calcext:value-type="float">
            <text:p>562</text:p>
          </table:table-cell>
          <table:table-cell table:formula="of:=[.F11]" office:value-type="float" office:value="562" calcext:value-type="float">
            <text:p>562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1]" office:value-type="float" office:value="0.387596899224806" calcext:value-type="float">
            <text:p>0.387596899224806</text:p>
          </table:table-cell>
          <table:table-cell table:formula="of:=100/[.F11]" office:value-type="float" office:value="0.177935943060498" calcext:value-type="float">
            <text:p>0.177935943060498</text:p>
          </table:table-cell>
          <table:table-cell table:formula="of:=100/[.G11]" office:value-type="float" office:value="0.177935943060498" calcext:value-type="float">
            <text:p>0.177935943060498</text:p>
          </table:table-cell>
          <table:table-cell/>
          <table:table-cell table:formula="of:=([.$B$2]*[.I11])+([.$B$3]*[.K11])" office:value-type="float" office:value="36.5249110320285" calcext:value-type="float">
            <text:p>36.5249110320285</text:p>
          </table:table-cell>
          <table:table-cell table:formula="of:=[.$B$2]*[.J11]+[.$B$3]*[.L11]" office:value-type="float" office:value="125.532662970013" calcext:value-type="float">
            <text:p>125.532662970013</text:p>
          </table:table-cell>
          <table:table-cell table:formula="of:=[.N11]-[.O11]" office:value-type="float" office:value="-89.0077519379845" calcext:value-type="float">
            <text:p>-89.0077519379845</text:p>
          </table:table-cell>
          <table:table-cell table:formula="of:=ABS([.P11]/[.N11])" office:value-type="float" office:value="2.43690537288193" calcext:value-type="float">
            <text:p>2.4369053728819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92" calcext:value-type="float">
            <text:p>192</text:p>
          </table:table-cell>
          <table:table-cell table:formula="of:=[.F12]" office:value-type="float" office:value="192" calcext:value-type="float">
            <text:p>192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2]" office:value-type="float" office:value="1.26582278481013" calcext:value-type="float">
            <text:p>1.26582278481013</text:p>
          </table:table-cell>
          <table:table-cell table:formula="of:=100/[.F12]" office:value-type="float" office:value="0.520833333333333" calcext:value-type="float">
            <text:p>0.520833333333333</text:p>
          </table:table-cell>
          <table:table-cell table:formula="of:=100/[.G12]" office:value-type="float" office:value="0.520833333333333" calcext:value-type="float">
            <text:p>0.520833333333333</text:p>
          </table:table-cell>
          <table:table-cell/>
          <table:table-cell table:formula="of:=([.$B$2]*[.I12])+([.$B$3]*[.K12])" office:value-type="float" office:value="106.911458333333" calcext:value-type="float">
            <text:p>106.911458333333</text:p>
          </table:table-cell>
          <table:table-cell table:formula="of:=[.$B$2]*[.J12]+[.$B$3]*[.L12]" office:value-type="float" office:value="397.595002637131" calcext:value-type="float">
            <text:p>397.595002637131</text:p>
          </table:table-cell>
          <table:table-cell table:formula="of:=[.N12]-[.O12]" office:value-type="float" office:value="-290.683544303797" calcext:value-type="float">
            <text:p>-290.683544303797</text:p>
          </table:table-cell>
          <table:table-cell table:formula="of:=ABS([.P12]/[.N12])" office:value-type="float" office:value="2.71891852225504" calcext:value-type="float">
            <text:p>2.71891852225504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table:formula="of:=[.F13]" office:value-type="float" office:value="422" calcext:value-type="float">
            <text:p>422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3]" office:value-type="float" office:value="0.512820512820513" calcext:value-type="float">
            <text:p>0.512820512820513</text:p>
          </table:table-cell>
          <table:table-cell table:formula="of:=100/[.F13]" office:value-type="float" office:value="0.23696682464455" calcext:value-type="float">
            <text:p>0.23696682464455</text:p>
          </table:table-cell>
          <table:table-cell table:formula="of:=100/[.G13]" office:value-type="float" office:value="0.23696682464455" calcext:value-type="float">
            <text:p>0.23696682464455</text:p>
          </table:table-cell>
          <table:table-cell/>
          <table:table-cell table:formula="of:=([.$B$2]*[.I13])+([.$B$3]*[.K13])" office:value-type="float" office:value="48.6421800947867" calcext:value-type="float">
            <text:p>48.6421800947867</text:p>
          </table:table-cell>
          <table:table-cell table:formula="of:=[.$B$2]*[.J13]+[.$B$3]*[.L13]" office:value-type="float" office:value="166.406282658889" calcext:value-type="float">
            <text:p>166.406282658889</text:p>
          </table:table-cell>
          <table:table-cell table:formula="of:=[.N13]-[.O13]" office:value-type="float" office:value="-117.764102564103" calcext:value-type="float">
            <text:p>-117.764102564103</text:p>
          </table:table-cell>
          <table:table-cell table:formula="of:=ABS([.P13]/[.N13])" office:value-type="float" office:value="2.42102846407421" calcext:value-type="float">
            <text:p>2.4210284640742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1i</text:p>
          </table:table-cell>
          <table:table-cell office:value-type="string" calcext:value-type="string">
            <text:p>t2i</text:p>
          </table:table-cell>
          <table:table-cell office:value-type="string" calcext:value-type="string">
            <text:p>t1f</text:p>
          </table:table-cell>
          <table:table-cell office:value-type="string" calcext:value-type="string">
            <text:p>t2f</text:p>
          </table:table-cell>
          <table:table-cell/>
          <table:table-cell office:value-type="string" calcext:value-type="string">
            <text:p>v1i</text:p>
          </table:table-cell>
          <table:table-cell office:value-type="string" calcext:value-type="string">
            <text:p>v1f</text:p>
          </table:table-cell>
          <table:table-cell office:value-type="string" calcext:value-type="string">
            <text:p>v2i</text:p>
          </table:table-cell>
          <table:table-cell office:value-type="string" calcext:value-type="string">
            <text:p>v2f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i-pf</text:p>
          </table:table-cell>
          <table:table-cell office:value-type="string" calcext:value-type="string">
            <text:p>pi-pf/pi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[.G17]" office:value-type="float" office:value="422" calcext:value-type="float">
            <text:p>422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100/[.D17]" office:value-type="float" office:value="0.636942675159236" calcext:value-type="float">
            <text:p>0.636942675159236</text:p>
          </table:table-cell>
          <table:table-cell table:formula="of:=100/[.E17]" office:value-type="string" office:string-value="" calcext:value-type="error">
            <text:p>#DIV/0!</text:p>
          </table:table-cell>
          <table:table-cell table:formula="of:=100/[.F17]" office:value-type="float" office:value="0.23696682464455" calcext:value-type="float">
            <text:p>0.23696682464455</text:p>
          </table:table-cell>
          <table:table-cell table:formula="of:=100/[.G17]" office:value-type="float" office:value="0.23696682464455" calcext:value-type="float">
            <text:p>0.23696682464455</text:p>
          </table:table-cell>
          <table:table-cell/>
          <table:table-cell table:formula="of:=([.$B$2]*[.I17])+([.$B$3]*[.K17])" office:value-type="float" office:value="194.909696018354" calcext:value-type="float">
            <text:p>194.909696018354</text:p>
          </table:table-cell>
          <table:table-cell table:formula="of:=[.$B$2]*[.J17]+[.$B$3]*[.L17]" office:value-type="string" office:string-value="" calcext:value-type="error">
            <text:p>#DIV/0!</text:p>
          </table:table-cell>
          <table:table-cell table:formula="of:=[.N17]-[.O17]" office:value-type="string" office:string-value="" calcext:value-type="error">
            <text:p>#DIV/0!</text:p>
          </table:table-cell>
          <table:table-cell table:formula="of:=ABS([.P17]/[.N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G18]" office:value-type="float" office:value="299" calcext:value-type="float">
            <text:p>29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100/[.D18]" office:value-type="float" office:value="0.909090909090909" calcext:value-type="float">
            <text:p>0.909090909090909</text:p>
          </table:table-cell>
          <table:table-cell table:formula="of:=100/[.E18]" office:value-type="string" office:string-value="" calcext:value-type="error">
            <text:p>#DIV/0!</text:p>
          </table:table-cell>
          <table:table-cell table:formula="of:=100/[.F18]" office:value-type="float" office:value="0.334448160535117" calcext:value-type="float">
            <text:p>0.334448160535117</text:p>
          </table:table-cell>
          <table:table-cell table:formula="of:=100/[.G18]" office:value-type="float" office:value="0.334448160535117" calcext:value-type="float">
            <text:p>0.334448160535117</text:p>
          </table:table-cell>
          <table:table-cell/>
          <table:table-cell table:formula="of:=([.$B$2]*[.I18])+([.$B$3]*[.K18])" office:value-type="float" office:value="277.41581027668" calcext:value-type="float">
            <text:p>277.41581027668</text:p>
          </table:table-cell>
          <table:table-cell table:formula="of:=[.$B$2]*[.J18]+[.$B$3]*[.L18]" office:value-type="string" office:string-value="" calcext:value-type="error">
            <text:p>#DIV/0!</text:p>
          </table:table-cell>
          <table:table-cell table:formula="of:=[.N18]-[.O18]" office:value-type="string" office:string-value="" calcext:value-type="error">
            <text:p>#DIV/0!</text:p>
          </table:table-cell>
          <table:table-cell table:formula="of:=ABS([.P18]/[.N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G19]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100/[.D19]" office:value-type="float" office:value="1.35135135135135" calcext:value-type="float">
            <text:p>1.35135135135135</text:p>
          </table:table-cell>
          <table:table-cell table:formula="of:=100/[.E19]" office:value-type="string" office:string-value="" calcext:value-type="error">
            <text:p>#DIV/0!</text:p>
          </table:table-cell>
          <table:table-cell table:formula="of:=100/[.F19]" office:value-type="float" office:value="0.4739336492891" calcext:value-type="float">
            <text:p>0.4739336492891</text:p>
          </table:table-cell>
          <table:table-cell table:formula="of:=100/[.G19]" office:value-type="float" office:value="0.4739336492891" calcext:value-type="float">
            <text:p>0.4739336492891</text:p>
          </table:table-cell>
          <table:table-cell/>
          <table:table-cell table:formula="of:=([.$B$2]*[.I19])+([.$B$3]*[.K19])" office:value-type="float" office:value="407.608684513898" calcext:value-type="float">
            <text:p>407.608684513898</text:p>
          </table:table-cell>
          <table:table-cell table:formula="of:=[.$B$2]*[.J19]+[.$B$3]*[.L19]" office:value-type="string" office:string-value="" calcext:value-type="error">
            <text:p>#DIV/0!</text:p>
          </table:table-cell>
          <table:table-cell table:formula="of:=[.N19]-[.O19]" office:value-type="string" office:string-value="" calcext:value-type="error">
            <text:p>#DIV/0!</text:p>
          </table:table-cell>
          <table:table-cell table:formula="of:=ABS([.P19]/[.N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G20]" office:value-type="float" office:value="219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100/[.D20]" office:value-type="float" office:value="1.2987012987013" calcext:value-type="float">
            <text:p>1.2987012987013</text:p>
          </table:table-cell>
          <table:table-cell table:formula="of:=100/[.E20]" office:value-type="string" office:string-value="" calcext:value-type="error">
            <text:p>#DIV/0!</text:p>
          </table:table-cell>
          <table:table-cell table:formula="of:=100/[.F20]" office:value-type="float" office:value="0.45662100456621" calcext:value-type="float">
            <text:p>0.45662100456621</text:p>
          </table:table-cell>
          <table:table-cell table:formula="of:=100/[.G20]" office:value-type="float" office:value="0.45662100456621" calcext:value-type="float">
            <text:p>0.45662100456621</text:p>
          </table:table-cell>
          <table:table-cell/>
          <table:table-cell table:formula="of:=([.$B$2]*[.I20])+([.$B$3]*[.K20])" office:value-type="float" office:value="391.964359841072" calcext:value-type="float">
            <text:p>391.964359841072</text:p>
          </table:table-cell>
          <table:table-cell table:formula="of:=[.$B$2]*[.J20]+[.$B$3]*[.L20]" office:value-type="string" office:string-value="" calcext:value-type="error">
            <text:p>#DIV/0!</text:p>
          </table:table-cell>
          <table:table-cell table:formula="of:=[.N20]-[.O20]" office:value-type="string" office:string-value="" calcext:value-type="error">
            <text:p>#DIV/0!</text:p>
          </table:table-cell>
          <table:table-cell table:formula="of:=ABS([.P20]/[.N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G21]" office:value-type="float" office:value="206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100/[.D21]" office:value-type="float" office:value="1.42857142857143" calcext:value-type="float">
            <text:p>1.42857142857143</text:p>
          </table:table-cell>
          <table:table-cell table:formula="of:=100/[.E21]" office:value-type="string" office:string-value="" calcext:value-type="error">
            <text:p>#DIV/0!</text:p>
          </table:table-cell>
          <table:table-cell table:formula="of:=100/[.F21]" office:value-type="float" office:value="0.485436893203883" calcext:value-type="float">
            <text:p>0.485436893203883</text:p>
          </table:table-cell>
          <table:table-cell table:formula="of:=100/[.G21]" office:value-type="float" office:value="0.485436893203883" calcext:value-type="float">
            <text:p>0.485436893203883</text:p>
          </table:table-cell>
          <table:table-cell/>
          <table:table-cell table:formula="of:=([.$B$2]*[.I21])+([.$B$3]*[.K21])" office:value-type="float" office:value="427.702773925104" calcext:value-type="float">
            <text:p>427.702773925104</text:p>
          </table:table-cell>
          <table:table-cell table:formula="of:=[.$B$2]*[.J21]+[.$B$3]*[.L21]" office:value-type="string" office:string-value="" calcext:value-type="error">
            <text:p>#DIV/0!</text:p>
          </table:table-cell>
          <table:table-cell table:formula="of:=[.N21]-[.O21]" office:value-type="string" office:string-value="" calcext:value-type="error">
            <text:p>#DIV/0!</text:p>
          </table:table-cell>
          <table:table-cell table:formula="of:=ABS([.P21]/[.N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G22]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100/[.D22]" office:value-type="float" office:value="0.699300699300699" calcext:value-type="float">
            <text:p>0.699300699300699</text:p>
          </table:table-cell>
          <table:table-cell table:formula="of:=100/[.E22]" office:value-type="string" office:string-value="" calcext:value-type="error">
            <text:p>#DIV/0!</text:p>
          </table:table-cell>
          <table:table-cell table:formula="of:=100/[.F22]" office:value-type="float" office:value="0.240384615384615" calcext:value-type="float">
            <text:p>0.240384615384615</text:p>
          </table:table-cell>
          <table:table-cell table:formula="of:=100/[.G22]" office:value-type="float" office:value="0.240384615384615" calcext:value-type="float">
            <text:p>0.240384615384615</text:p>
          </table:table-cell>
          <table:table-cell/>
          <table:table-cell table:formula="of:=([.$B$2]*[.I22])+([.$B$3]*[.K22])" office:value-type="float" office:value="209.931162587413" calcext:value-type="float">
            <text:p>209.931162587413</text:p>
          </table:table-cell>
          <table:table-cell table:formula="of:=[.$B$2]*[.J22]+[.$B$3]*[.L22]" office:value-type="string" office:string-value="" calcext:value-type="error">
            <text:p>#DIV/0!</text:p>
          </table:table-cell>
          <table:table-cell table:formula="of:=[.N22]-[.O22]" office:value-type="string" office:string-value="" calcext:value-type="error">
            <text:p>#DIV/0!</text:p>
          </table:table-cell>
          <table:table-cell table:formula="of:=ABS([.P22]/[.N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G23]" office:value-type="float" office:value="552" calcext:value-type="float">
            <text:p>552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100/[.D23]" office:value-type="float" office:value="0.448430493273543" calcext:value-type="float">
            <text:p>0.448430493273543</text:p>
          </table:table-cell>
          <table:table-cell table:formula="of:=100/[.E23]" office:value-type="string" office:string-value="" calcext:value-type="error">
            <text:p>#DIV/0!</text:p>
          </table:table-cell>
          <table:table-cell table:formula="of:=100/[.F23]" office:value-type="float" office:value="0.181159420289855" calcext:value-type="float">
            <text:p>0.181159420289855</text:p>
          </table:table-cell>
          <table:table-cell table:formula="of:=100/[.G23]" office:value-type="float" office:value="0.181159420289855" calcext:value-type="float">
            <text:p>0.181159420289855</text:p>
          </table:table-cell>
          <table:table-cell/>
          <table:table-cell table:formula="of:=([.$B$2]*[.I23])+([.$B$3]*[.K23])" office:value-type="float" office:value="140.164172678235" calcext:value-type="float">
            <text:p>140.164172678235</text:p>
          </table:table-cell>
          <table:table-cell table:formula="of:=[.$B$2]*[.J23]+[.$B$3]*[.L23]" office:value-type="string" office:string-value="" calcext:value-type="error">
            <text:p>#DIV/0!</text:p>
          </table:table-cell>
          <table:table-cell table:formula="of:=[.N23]-[.O23]" office:value-type="string" office:string-value="" calcext:value-type="error">
            <text:p>#DIV/0!</text:p>
          </table:table-cell>
          <table:table-cell table:formula="of:=ABS([.P23]/[.N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G24]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100/[.D24]" office:value-type="float" office:value="1.06382978723404" calcext:value-type="float">
            <text:p>1.06382978723404</text:p>
          </table:table-cell>
          <table:table-cell table:formula="of:=100/[.E24]" office:value-type="string" office:string-value="" calcext:value-type="error">
            <text:p>#DIV/0!</text:p>
          </table:table-cell>
          <table:table-cell table:formula="of:=100/[.F24]" office:value-type="float" office:value="0.4" calcext:value-type="float">
            <text:p>0.4</text:p>
          </table:table-cell>
          <table:table-cell table:formula="of:=100/[.G24]" office:value-type="float" office:value="0.4" calcext:value-type="float">
            <text:p>0.4</text:p>
          </table:table-cell>
          <table:table-cell/>
          <table:table-cell table:formula="of:=([.$B$2]*[.I24])+([.$B$3]*[.K24])" office:value-type="float" office:value="326.405872340425" calcext:value-type="float">
            <text:p>326.405872340425</text:p>
          </table:table-cell>
          <table:table-cell table:formula="of:=[.$B$2]*[.J24]+[.$B$3]*[.L24]" office:value-type="string" office:string-value="" calcext:value-type="error">
            <text:p>#DIV/0!</text:p>
          </table:table-cell>
          <table:table-cell table:formula="of:=[.N24]-[.O24]" office:value-type="string" office:string-value="" calcext:value-type="error">
            <text:p>#DIV/0!</text:p>
          </table:table-cell>
          <table:table-cell table:formula="of:=ABS([.P24]/[.N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G25]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100/[.D25]" office:value-type="float" office:value="1.40845070422535" calcext:value-type="float">
            <text:p>1.40845070422535</text:p>
          </table:table-cell>
          <table:table-cell table:formula="of:=100/[.E25]" office:value-type="string" office:string-value="" calcext:value-type="error">
            <text:p>#DIV/0!</text:p>
          </table:table-cell>
          <table:table-cell table:formula="of:=100/[.F25]" office:value-type="float" office:value="0.490196078431373" calcext:value-type="float">
            <text:p>0.490196078431373</text:p>
          </table:table-cell>
          <table:table-cell table:formula="of:=100/[.G25]" office:value-type="float" office:value="0.490196078431373" calcext:value-type="float">
            <text:p>0.490196078431373</text:p>
          </table:table-cell>
          <table:table-cell/>
          <table:table-cell table:formula="of:=([.$B$2]*[.I25])+([.$B$3]*[.K25])" office:value-type="float" office:value="424.059168737918" calcext:value-type="float">
            <text:p>424.059168737918</text:p>
          </table:table-cell>
          <table:table-cell table:formula="of:=[.$B$2]*[.J25]+[.$B$3]*[.L25]" office:value-type="string" office:string-value="" calcext:value-type="error">
            <text:p>#DIV/0!</text:p>
          </table:table-cell>
          <table:table-cell table:formula="of:=[.N25]-[.O25]" office:value-type="string" office:string-value="" calcext:value-type="error">
            <text:p>#DIV/0!</text:p>
          </table:table-cell>
          <table:table-cell table:formula="of:=ABS([.P25]/[.N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G26]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100/[.D26]" office:value-type="float" office:value="0.546448087431694" calcext:value-type="float">
            <text:p>0.546448087431694</text:p>
          </table:table-cell>
          <table:table-cell table:formula="of:=100/[.E26]" office:value-type="string" office:string-value="" calcext:value-type="error">
            <text:p>#DIV/0!</text:p>
          </table:table-cell>
          <table:table-cell table:formula="of:=100/[.F26]" office:value-type="float" office:value="0.202020202020202" calcext:value-type="float">
            <text:p>0.202020202020202</text:p>
          </table:table-cell>
          <table:table-cell table:formula="of:=100/[.G26]" office:value-type="float" office:value="0.202020202020202" calcext:value-type="float">
            <text:p>0.202020202020202</text:p>
          </table:table-cell>
          <table:table-cell/>
          <table:table-cell table:formula="of:=([.$B$2]*[.I26])+([.$B$3]*[.K26])" office:value-type="float" office:value="166.955025666501" calcext:value-type="float">
            <text:p>166.955025666501</text:p>
          </table:table-cell>
          <table:table-cell table:formula="of:=[.$B$2]*[.J26]+[.$B$3]*[.L26]" office:value-type="string" office:string-value="" calcext:value-type="error">
            <text:p>#DIV/0!</text:p>
          </table:table-cell>
          <table:table-cell table:formula="of:=[.N26]-[.O26]" office:value-type="string" office:string-value="" calcext:value-type="error">
            <text:p>#DIV/0!</text:p>
          </table:table-cell>
          <table:table-cell table:formula="of:=ABS([.P26]/[.N26])" office:value-type="string" office:string-value="" calcext:value-type="error">
            <text:p>#DIV/0!</text:p>
          </table:table-cell>
        </table:table-row>
      </table:table>
      <table:table table:name="Sheet8" table:style-name="ta1">
        <table:table-column table:style-name="co8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Masas diferentes elastica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22964" calcext:value-type="float">
            <text:p>0.229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20527" calcext:value-type="float">
            <text:p>0.2052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1i</text:p>
          </table:table-cell>
          <table:table-cell office:value-type="string" calcext:value-type="string">
            <text:p>t1f</text:p>
          </table:table-cell>
          <table:table-cell office:value-type="string" calcext:value-type="string">
            <text:p>t2i</text:p>
          </table:table-cell>
          <table:table-cell office:value-type="string" calcext:value-type="string">
            <text:p>t2f</text:p>
          </table:table-cell>
          <table:table-cell/>
          <table:table-cell office:value-type="string" calcext:value-type="string">
            <text:p>v1i</text:p>
          </table:table-cell>
          <table:table-cell office:value-type="string" calcext:value-type="string">
            <text:p>v1f</text:p>
          </table:table-cell>
          <table:table-cell office:value-type="string" calcext:value-type="string">
            <text:p>v2i</text:p>
          </table:table-cell>
          <table:table-cell office:value-type="string" calcext:value-type="string">
            <text:p>v2f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i-pf</text:p>
          </table:table-cell>
          <table:table-cell office:value-type="string" calcext:value-type="string">
            <text:p>pi-pf/pi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5]" office:value-type="float" office:value="0.884955752212389" calcext:value-type="float">
            <text:p>0.884955752212389</text:p>
          </table:table-cell>
          <table:table-cell table:formula="of:=100/[.F5]" office:value-type="float" office:value="1.04166666666667" calcext:value-type="float">
            <text:p>1.04166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5])+([.$B$3]*[.K5])" office:value-type="float" office:value="0.213822916666667" calcext:value-type="float">
            <text:p>0.213822916666667</text:p>
          </table:table-cell>
          <table:table-cell table:formula="of:=[.$B$2]*[.J5]+[.$B$3]*[.L5]" office:value-type="float" office:value="0.203221238938053" calcext:value-type="float">
            <text:p>0.203221238938053</text:p>
          </table:table-cell>
          <table:table-cell table:formula="of:=[.N5]-[.O5]" office:value-type="float" office:value="0.0106016777286136" calcext:value-type="float">
            <text:p>0.0106016777286136</text:p>
          </table:table-cell>
          <table:table-cell table:formula="of:=ABS([.P5]/[.N5])" office:value-type="float" office:value="0.0495815785037709" calcext:value-type="float">
            <text:p>0.049581578503770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6]" office:value-type="float" office:value="0.72992700729927" calcext:value-type="float">
            <text:p>0.72992700729927</text:p>
          </table:table-cell>
          <table:table-cell table:formula="of:=100/[.F6]"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6])+([.$B$3]*[.K6])" office:value-type="float" office:value="0.1579" calcext:value-type="float">
            <text:p>0.1579</text:p>
          </table:table-cell>
          <table:table-cell table:formula="of:=[.$B$2]*[.J6]+[.$B$3]*[.L6]" office:value-type="float" office:value="0.167620437956204" calcext:value-type="float">
            <text:p>0.167620437956204</text:p>
          </table:table-cell>
          <table:table-cell table:formula="of:=[.N6]-[.O6]" office:value-type="float" office:value="-0.00972043795620436" calcext:value-type="float">
            <text:p>-0.00972043795620436</text:p>
          </table:table-cell>
          <table:table-cell table:formula="of:=ABS([.P6]/[.N6])" office:value-type="float" office:value="0.061560721698571" calcext:value-type="float">
            <text:p>0.06156072169857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7]" office:value-type="float" office:value="0.704225352112676" calcext:value-type="float">
            <text:p>0.704225352112676</text:p>
          </table:table-cell>
          <table:table-cell table:formula="of:=100/[.F7]" office:value-type="float" office:value="0.746268656716418" calcext:value-type="float">
            <text:p>0.74626865671641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7])+([.$B$3]*[.K7])" office:value-type="float" office:value="0.153186567164179" calcext:value-type="float">
            <text:p>0.153186567164179</text:p>
          </table:table-cell>
          <table:table-cell table:formula="of:=[.$B$2]*[.J7]+[.$B$3]*[.L7]" office:value-type="float" office:value="0.161718309859155" calcext:value-type="float">
            <text:p>0.161718309859155</text:p>
          </table:table-cell>
          <table:table-cell table:formula="of:=[.N7]-[.O7]" office:value-type="float" office:value="-0.00853174269497581" calcext:value-type="float">
            <text:p>-0.00853174269497581</text:p>
          </table:table-cell>
          <table:table-cell table:formula="of:=ABS([.P7]/[.N7])" office:value-type="float" office:value="0.055695109910204" calcext:value-type="float">
            <text:p>0.055695109910204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8]" office:value-type="float" office:value="0.980392156862745" calcext:value-type="float">
            <text:p>0.980392156862745</text:p>
          </table:table-cell>
          <table:table-cell table:formula="of:=100/[.F8]" office:value-type="float" office:value="1.26582278481013" calcext:value-type="float">
            <text:p>1.26582278481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8])+([.$B$3]*[.K8])" office:value-type="float" office:value="0.259835443037975" calcext:value-type="float">
            <text:p>0.259835443037975</text:p>
          </table:table-cell>
          <table:table-cell table:formula="of:=[.$B$2]*[.J8]+[.$B$3]*[.L8]" office:value-type="float" office:value="0.225137254901961" calcext:value-type="float">
            <text:p>0.225137254901961</text:p>
          </table:table-cell>
          <table:table-cell table:formula="of:=[.N8]-[.O8]" office:value-type="float" office:value="0.0346981881360139" calcext:value-type="float">
            <text:p>0.0346981881360139</text:p>
          </table:table-cell>
          <table:table-cell table:formula="of:=ABS([.P8]/[.N8])" office:value-type="float" office:value="0.13353908816413" calcext:value-type="float">
            <text:p>0.1335390881641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9]" office:value-type="float" office:value="0.970873786407767" calcext:value-type="float">
            <text:p>0.970873786407767</text:p>
          </table:table-cell>
          <table:table-cell table:formula="of:=100/[.F9]" office:value-type="float" office:value="1.2987012987013" calcext:value-type="float">
            <text:p>1.2987012987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9])+([.$B$3]*[.K9])" office:value-type="float" office:value="0.266584415584416" calcext:value-type="float">
            <text:p>0.266584415584416</text:p>
          </table:table-cell>
          <table:table-cell table:formula="of:=[.$B$2]*[.J9]+[.$B$3]*[.L9]" office:value-type="float" office:value="0.22295145631068" calcext:value-type="float">
            <text:p>0.22295145631068</text:p>
          </table:table-cell>
          <table:table-cell table:formula="of:=[.N9]-[.O9]" office:value-type="float" office:value="0.043632959273736" calcext:value-type="float">
            <text:p>0.043632959273736</text:p>
          </table:table-cell>
          <table:table-cell table:formula="of:=ABS([.P9]/[.N9])" office:value-type="float" office:value="0.163674081165181" calcext:value-type="float">
            <text:p>0.16367408116518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0]" office:value-type="float" office:value="0.62111801242236" calcext:value-type="float">
            <text:p>0.62111801242236</text:p>
          </table:table-cell>
          <table:table-cell table:formula="of:=100/[.F10]" office:value-type="float" office:value="0.645161290322581" calcext:value-type="float">
            <text:p>0.64516129032258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10])+([.$B$3]*[.K10])" office:value-type="float" office:value="0.132432258064516" calcext:value-type="float">
            <text:p>0.132432258064516</text:p>
          </table:table-cell>
          <table:table-cell table:formula="of:=[.$B$2]*[.J10]+[.$B$3]*[.L10]" office:value-type="float" office:value="0.142633540372671" calcext:value-type="float">
            <text:p>0.142633540372671</text:p>
          </table:table-cell>
          <table:table-cell table:formula="of:=[.N10]-[.O10]" office:value-type="float" office:value="-0.0102012823081547" calcext:value-type="float">
            <text:p>-0.0102012823081547</text:p>
          </table:table-cell>
          <table:table-cell table:formula="of:=ABS([.P10]/[.N10])" office:value-type="float" office:value="0.0770301923205522" calcext:value-type="float">
            <text:p>0.0770301923205522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1]" office:value-type="float" office:value="0.862068965517241" calcext:value-type="float">
            <text:p>0.862068965517241</text:p>
          </table:table-cell>
          <table:table-cell table:formula="of:=100/[.F11]" office:value-type="float" office:value="0.943396226415094" calcext:value-type="float">
            <text:p>0.94339622641509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11])+([.$B$3]*[.K11])" office:value-type="float" office:value="0.193650943396226" calcext:value-type="float">
            <text:p>0.193650943396226</text:p>
          </table:table-cell>
          <table:table-cell table:formula="of:=[.$B$2]*[.J11]+[.$B$3]*[.L11]" office:value-type="float" office:value="0.197965517241379" calcext:value-type="float">
            <text:p>0.197965517241379</text:p>
          </table:table-cell>
          <table:table-cell table:formula="of:=[.N11]-[.O11]" office:value-type="float" office:value="-0.00431457384515288" calcext:value-type="float">
            <text:p>-0.00431457384515288</text:p>
          </table:table-cell>
          <table:table-cell table:formula="of:=ABS([.P11]/[.N11])" office:value-type="float" office:value="0.022280159184791" calcext:value-type="float">
            <text:p>0.02228015918479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2]" office:value-type="float" office:value="1.01010101010101" calcext:value-type="float">
            <text:p>1.01010101010101</text:p>
          </table:table-cell>
          <table:table-cell table:formula="of:=100/[.F12]" office:value-type="float" office:value="1.33333333333333" calcext:value-type="float">
            <text:p>1.33333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12])+([.$B$3]*[.K12])" office:value-type="float" office:value="0.273693333333333" calcext:value-type="float">
            <text:p>0.273693333333333</text:p>
          </table:table-cell>
          <table:table-cell table:formula="of:=[.$B$2]*[.J12]+[.$B$3]*[.L12]" office:value-type="float" office:value="0.231959595959596" calcext:value-type="float">
            <text:p>0.231959595959596</text:p>
          </table:table-cell>
          <table:table-cell table:formula="of:=[.N12]-[.O12]" office:value-type="float" office:value="0.0417337373737374" calcext:value-type="float">
            <text:p>0.0417337373737374</text:p>
          </table:table-cell>
          <table:table-cell table:formula="of:=ABS([.P12]/[.N12])" office:value-type="float" office:value="0.152483573002889" calcext:value-type="float">
            <text:p>0.15248357300288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3]" office:value-type="float" office:value="0.952380952380952" calcext:value-type="float">
            <text:p>0.952380952380952</text:p>
          </table:table-cell>
          <table:table-cell table:formula="of:=100/[.F13]" office:value-type="float" office:value="1.13636363636364" calcext:value-type="float">
            <text:p>1.1363636363636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13])+([.$B$3]*[.K13])" office:value-type="float" office:value="0.233261363636364" calcext:value-type="float">
            <text:p>0.233261363636364</text:p>
          </table:table-cell>
          <table:table-cell table:formula="of:=[.$B$2]*[.J13]+[.$B$3]*[.L13]" office:value-type="float" office:value="0.218704761904762" calcext:value-type="float">
            <text:p>0.218704761904762</text:p>
          </table:table-cell>
          <table:table-cell table:formula="of:=[.N13]-[.O13]" office:value-type="float" office:value="0.0145566017316018" calcext:value-type="float">
            <text:p>0.0145566017316018</text:p>
          </table:table-cell>
          <table:table-cell table:formula="of:=ABS([.P13]/[.N13])" office:value-type="float" office:value="0.0624046841906247" calcext:value-type="float">
            <text:p>0.062404684190624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/[.E14]" office:value-type="float" office:value="0.427350427350427" calcext:value-type="float">
            <text:p>0.427350427350427</text:p>
          </table:table-cell>
          <table:table-cell table:formula="of:=100/[.F14]" office:value-type="float" office:value="0.442477876106195" calcext:value-type="float">
            <text:p>0.4424778761061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$2]*[.I14])+([.$B$3]*[.K14])" office:value-type="float" office:value="0.0908274336283186" calcext:value-type="float">
            <text:p>0.0908274336283186</text:p>
          </table:table-cell>
          <table:table-cell table:formula="of:=[.$B$2]*[.J14]+[.$B$3]*[.L14]" office:value-type="float" office:value="0.0981367521367521" calcext:value-type="float">
            <text:p>0.0981367521367521</text:p>
          </table:table-cell>
          <table:table-cell table:formula="of:=[.N14]-[.O14]" office:value-type="float" office:value="-0.00730931850843354" calcext:value-type="float">
            <text:p>-0.00730931850843354</text:p>
          </table:table-cell>
          <table:table-cell table:formula="of:=ABS([.P14]/[.N14])" office:value-type="float" office:value="0.0804747884691372" calcext:value-type="float">
            <text:p>0.0804747884691372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1i</text:p>
          </table:table-cell>
          <table:table-cell office:value-type="string" calcext:value-type="string">
            <text:p>t1f</text:p>
          </table:table-cell>
          <table:table-cell office:value-type="string" calcext:value-type="string">
            <text:p>t2i</text:p>
          </table:table-cell>
          <table:table-cell office:value-type="string" calcext:value-type="string">
            <text:p>t2f</text:p>
          </table:table-cell>
          <table:table-cell/>
          <table:table-cell office:value-type="string" calcext:value-type="string">
            <text:p>v1i</text:p>
          </table:table-cell>
          <table:table-cell office:value-type="string" calcext:value-type="string">
            <text:p>v1f</text:p>
          </table:table-cell>
          <table:table-cell office:value-type="string" calcext:value-type="string">
            <text:p>v2i</text:p>
          </table:table-cell>
          <table:table-cell office:value-type="string" calcext:value-type="string">
            <text:p>v2f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i-pf</text:p>
          </table:table-cell>
          <table:table-cell office:value-type="string" calcext:value-type="string">
            <text:p>pi-pf/pi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-1678" calcext:value-type="float">
            <text:p>-167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100/[.D18]" office:value-type="float" office:value="1.21951219512195" calcext:value-type="float">
            <text:p>1.21951219512195</text:p>
          </table:table-cell>
          <table:table-cell table:formula="of:=100/[.E18]" office:value-type="float" office:value="-0.0595947556615018" calcext:value-type="float">
            <text:p>-0.0595947556615018</text:p>
          </table:table-cell>
          <table:table-cell office:value-type="float" office:value="0" calcext:value-type="float">
            <text:p>0</text:p>
          </table:table-cell>
          <table:table-cell table:formula="of:=100/[.G18]" office:value-type="float" office:value="0.78125" calcext:value-type="float">
            <text:p>0.78125</text:p>
          </table:table-cell>
          <table:table-cell/>
          <table:table-cell table:formula="of:=([.$B$2]*[.I18])+([.$B$3]*[.K18])" office:value-type="float" office:value="0.280048780487805" calcext:value-type="float">
            <text:p>0.280048780487805</text:p>
          </table:table-cell>
          <table:table-cell table:formula="of:=[.$B$2]*[.J18]+[.$B$3]*[.L18]" office:value-type="float" office:value="0.146681847809893" calcext:value-type="float">
            <text:p>0.146681847809893</text:p>
          </table:table-cell>
          <table:table-cell table:formula="of:=[.N18]-[.O18]" office:value-type="float" office:value="0.133366932677912" calcext:value-type="float">
            <text:p>0.133366932677912</text:p>
          </table:table-cell>
          <table:table-cell table:formula="of:=ABS([.P18]/[.N18])" office:value-type="float" office:value="0.476227507384985" calcext:value-type="float">
            <text:p>0.476227507384985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100/[.D19]" office:value-type="float" office:value="0.840336134453782" calcext:value-type="float">
            <text:p>0.8403361344537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0/[.G19]" office:value-type="float" office:value="0.709219858156028" calcext:value-type="float">
            <text:p>0.709219858156028</text:p>
          </table:table-cell>
          <table:table-cell/>
          <table:table-cell table:formula="of:=([.$B$2]*[.I19])+([.$B$3]*[.K19])" office:value-type="float" office:value="0.192974789915966" calcext:value-type="float">
            <text:p>0.192974789915966</text:p>
          </table:table-cell>
          <table:table-cell table:formula="of:=[.$B$2]*[.J19]+[.$B$3]*[.L19]" office:value-type="float" office:value="0.145581560283688" calcext:value-type="float">
            <text:p>0.145581560283688</text:p>
          </table:table-cell>
          <table:table-cell table:formula="of:=[.N19]-[.O19]" office:value-type="float" office:value="0.0473932296322784" calcext:value-type="float">
            <text:p>0.0473932296322784</text:p>
          </table:table-cell>
          <table:table-cell table:formula="of:=ABS([.P19]/[.N19])" office:value-type="float" office:value="0.245592855175106" calcext:value-type="float">
            <text:p>0.245592855175106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-860" calcext:value-type="float">
            <text:p>-86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100/[.D20]" office:value-type="float" office:value="1.17647058823529" calcext:value-type="float">
            <text:p>1.17647058823529</text:p>
          </table:table-cell>
          <table:table-cell table:formula="of:=100/[.E20]" office:value-type="float" office:value="-0.116279069767442" calcext:value-type="float">
            <text:p>-0.116279069767442</text:p>
          </table:table-cell>
          <table:table-cell office:value-type="float" office:value="0" calcext:value-type="float">
            <text:p>0</text:p>
          </table:table-cell>
          <table:table-cell table:formula="of:=100/[.G20]" office:value-type="float" office:value="0.884955752212389" calcext:value-type="float">
            <text:p>0.884955752212389</text:p>
          </table:table-cell>
          <table:table-cell/>
          <table:table-cell table:formula="of:=([.$B$2]*[.I20])+([.$B$3]*[.K20])" office:value-type="float" office:value="0.270164705882353" calcext:value-type="float">
            <text:p>0.270164705882353</text:p>
          </table:table-cell>
          <table:table-cell table:formula="of:=[.$B$2]*[.J20]+[.$B$3]*[.L20]" office:value-type="float" office:value="0.154952541675242" calcext:value-type="float">
            <text:p>0.154952541675242</text:p>
          </table:table-cell>
          <table:table-cell table:formula="of:=[.N20]-[.O20]" office:value-type="float" office:value="0.115212164207111" calcext:value-type="float">
            <text:p>0.115212164207111</text:p>
          </table:table-cell>
          <table:table-cell table:formula="of:=ABS([.P20]/[.N20])" office:value-type="float" office:value="0.426451574534247" calcext:value-type="float">
            <text:p>0.426451574534247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-1020" calcext:value-type="float">
            <text:p>-102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100/[.D21]" office:value-type="float" office:value="1.13636363636364" calcext:value-type="float">
            <text:p>1.13636363636364</text:p>
          </table:table-cell>
          <table:table-cell table:formula="of:=100/[.E21]" office:value-type="float" office:value="-0.0980392156862745" calcext:value-type="float">
            <text:p>-0.0980392156862745</text:p>
          </table:table-cell>
          <table:table-cell office:value-type="float" office:value="0" calcext:value-type="float">
            <text:p>0</text:p>
          </table:table-cell>
          <table:table-cell table:formula="of:=100/[.G21]" office:value-type="float" office:value="0.869565217391304" calcext:value-type="float">
            <text:p>0.869565217391304</text:p>
          </table:table-cell>
          <table:table-cell/>
          <table:table-cell table:formula="of:=([.$B$2]*[.I21])+([.$B$3]*[.K21])" office:value-type="float" office:value="0.260954545454545" calcext:value-type="float">
            <text:p>0.260954545454545</text:p>
          </table:table-cell>
          <table:table-cell table:formula="of:=[.$B$2]*[.J21]+[.$B$3]*[.L21]" office:value-type="float" office:value="0.155981926683717" calcext:value-type="float">
            <text:p>0.155981926683717</text:p>
          </table:table-cell>
          <table:table-cell table:formula="of:=[.N21]-[.O21]" office:value-type="float" office:value="0.104972618770829" calcext:value-type="float">
            <text:p>0.104972618770829</text:p>
          </table:table-cell>
          <table:table-cell table:formula="of:=ABS([.P21]/[.N21])" office:value-type="float" office:value="0.402263998076681" calcext:value-type="float">
            <text:p>0.40226399807668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100/[.D22]" office:value-type="float" office:value="1.26582278481013" calcext:value-type="float">
            <text:p>1.26582278481013</text:p>
          </table:table-cell>
          <table:table-cell table:formula="of:=100/[.E22]" office:value-type="float" office:value="-0.15527950310559" calcext:value-type="float">
            <text:p>-0.15527950310559</text:p>
          </table:table-cell>
          <table:table-cell office:value-type="float" office:value="0" calcext:value-type="float">
            <text:p>0</text:p>
          </table:table-cell>
          <table:table-cell table:formula="of:=100/[.G22]" office:value-type="float" office:value="0.892857142857143" calcext:value-type="float">
            <text:p>0.892857142857143</text:p>
          </table:table-cell>
          <table:table-cell/>
          <table:table-cell table:formula="of:=([.$B$2]*[.I22])+([.$B$3]*[.K22])" office:value-type="float" office:value="0.290683544303797" calcext:value-type="float">
            <text:p>0.290683544303797</text:p>
          </table:table-cell>
          <table:table-cell table:formula="of:=[.$B$2]*[.J22]+[.$B$3]*[.L22]" office:value-type="float" office:value="0.147618400621118" calcext:value-type="float">
            <text:p>0.147618400621118</text:p>
          </table:table-cell>
          <table:table-cell table:formula="of:=[.N22]-[.O22]" office:value-type="float" office:value="0.143065143682679" calcext:value-type="float">
            <text:p>0.143065143682679</text:p>
          </table:table-cell>
          <table:table-cell table:formula="of:=ABS([.P22]/[.N22])" office:value-type="float" office:value="0.492168017372047" calcext:value-type="float">
            <text:p>0.492168017372047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100/[.D23]" office:value-type="float" office:value="0.462962962962963" calcext:value-type="float">
            <text:p>0.462962962962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0/[.G23]" office:value-type="float" office:value="0.403225806451613" calcext:value-type="float">
            <text:p>0.403225806451613</text:p>
          </table:table-cell>
          <table:table-cell/>
          <table:table-cell table:formula="of:=([.$B$2]*[.I23])+([.$B$3]*[.K23])" office:value-type="float" office:value="0.106314814814815" calcext:value-type="float">
            <text:p>0.106314814814815</text:p>
          </table:table-cell>
          <table:table-cell table:formula="of:=[.$B$2]*[.J23]+[.$B$3]*[.L23]" office:value-type="float" office:value="0.0827701612903226" calcext:value-type="float">
            <text:p>0.0827701612903226</text:p>
          </table:table-cell>
          <table:table-cell table:formula="of:=[.N23]-[.O23]" office:value-type="float" office:value="0.0235446535244922" calcext:value-type="float">
            <text:p>0.0235446535244922</text:p>
          </table:table-cell>
          <table:table-cell table:formula="of:=ABS([.P23]/[.N23])" office:value-type="float" office:value="0.22146164262717" calcext:value-type="float">
            <text:p>0.22146164262717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100/[.D24]" office:value-type="float" office:value="0.775193798449612" calcext:value-type="float">
            <text:p>0.7751937984496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0/[.G24]" office:value-type="float" office:value="0.657894736842105" calcext:value-type="float">
            <text:p>0.657894736842105</text:p>
          </table:table-cell>
          <table:table-cell/>
          <table:table-cell table:formula="of:=([.$B$2]*[.I24])+([.$B$3]*[.K24])" office:value-type="float" office:value="0.178015503875969" calcext:value-type="float">
            <text:p>0.178015503875969</text:p>
          </table:table-cell>
          <table:table-cell table:formula="of:=[.$B$2]*[.J24]+[.$B$3]*[.L24]" office:value-type="float" office:value="0.135046052631579" calcext:value-type="float">
            <text:p>0.135046052631579</text:p>
          </table:table-cell>
          <table:table-cell table:formula="of:=[.N24]-[.O24]" office:value-type="float" office:value="0.0429694512443901" calcext:value-type="float">
            <text:p>0.0429694512443901</text:p>
          </table:table-cell>
          <table:table-cell table:formula="of:=ABS([.P24]/[.N24])" office:value-type="float" office:value="0.241380387150597" calcext:value-type="float">
            <text:p>0.241380387150597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100/[.D25]" office:value-type="float" office:value="0.699300699300699" calcext:value-type="float">
            <text:p>0.6993006993006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0/[.G25]" office:value-type="float" office:value="0.602409638554217" calcext:value-type="float">
            <text:p>0.602409638554217</text:p>
          </table:table-cell>
          <table:table-cell/>
          <table:table-cell table:formula="of:=([.$B$2]*[.I25])+([.$B$3]*[.K25])" office:value-type="float" office:value="0.160587412587413" calcext:value-type="float">
            <text:p>0.160587412587413</text:p>
          </table:table-cell>
          <table:table-cell table:formula="of:=[.$B$2]*[.J25]+[.$B$3]*[.L25]" office:value-type="float" office:value="0.123656626506024" calcext:value-type="float">
            <text:p>0.123656626506024</text:p>
          </table:table-cell>
          <table:table-cell table:formula="of:=[.N25]-[.O25]" office:value-type="float" office:value="0.0369307860813885" calcext:value-type="float">
            <text:p>0.0369307860813885</text:p>
          </table:table-cell>
          <table:table-cell table:formula="of:=ABS([.P25]/[.N25])" office:value-type="float" office:value="0.229973106150433" calcext:value-type="float">
            <text:p>0.229973106150433</text:p>
          </table:table-cell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100/[.D26]" office:value-type="float" office:value="0.373134328358209" calcext:value-type="float">
            <text:p>0.3731343283582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0/[.G26]" office:value-type="float" office:value="0.325732899022801" calcext:value-type="float">
            <text:p>0.325732899022801</text:p>
          </table:table-cell>
          <table:table-cell/>
          <table:table-cell table:formula="of:=([.$B$2]*[.I26])+([.$B$3]*[.K26])" office:value-type="float" office:value="0.0856865671641791" calcext:value-type="float">
            <text:p>0.0856865671641791</text:p>
          </table:table-cell>
          <table:table-cell table:formula="of:=[.$B$2]*[.J26]+[.$B$3]*[.L26]" office:value-type="float" office:value="0.0668631921824104" calcext:value-type="float">
            <text:p>0.0668631921824104</text:p>
          </table:table-cell>
          <table:table-cell table:formula="of:=[.N26]-[.O26]" office:value-type="float" office:value="0.0188233749817687" calcext:value-type="float">
            <text:p>0.0188233749817687</text:p>
          </table:table-cell>
          <table:table-cell table:formula="of:=ABS([.P26]/[.N26])" office:value-type="float" office:value="0.219677081306132" calcext:value-type="float">
            <text:p>0.219677081306132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100/[.D27]" office:value-type="float" office:value="1.0989010989011" calcext:value-type="float">
            <text:p>1.09890109890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0/[.G27]" office:value-type="float" office:value="0.806451612903226" calcext:value-type="float">
            <text:p>0.806451612903226</text:p>
          </table:table-cell>
          <table:table-cell/>
          <table:table-cell table:formula="of:=([.$B$2]*[.I27])+([.$B$3]*[.K27])" office:value-type="float" office:value="0.252351648351648" calcext:value-type="float">
            <text:p>0.252351648351648</text:p>
          </table:table-cell>
          <table:table-cell table:formula="of:=[.$B$2]*[.J27]+[.$B$3]*[.L27]" office:value-type="float" office:value="0.165540322580645" calcext:value-type="float">
            <text:p>0.165540322580645</text:p>
          </table:table-cell>
          <table:table-cell table:formula="of:=[.N27]-[.O27]" office:value-type="float" office:value="0.0868113257710032" calcext:value-type="float">
            <text:p>0.0868113257710032</text:p>
          </table:table-cell>
          <table:table-cell table:formula="of:=ABS([.P27]/[.N27])" office:value-type="float" office:value="0.344009347028448" calcext:value-type="float">
            <text:p>0.344009347028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6:12:33.302543373</meta:creation-date>
    <dc:date>2021-10-05T18:31:47.773068640</dc:date>
    <meta:editing-duration>PT13M53S</meta:editing-duration>
    <meta:editing-cycles>2</meta:editing-cycles>
    <meta:generator>LibreOffice/7.2.1.2$Linux_X86_64 LibreOffice_project/20$Build-2</meta:generator>
    <meta:document-statistic meta:table-count="8" meta:cell-count="10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Sheet2.A4:Sheet2.A11 Sheet2.F4:Sheet2.F11" svg:x="0.32cm" svg:y="0.18cm" svg:width="10.523cm" svg:height="8.64cm">
          <chart:coordinate-region svg:x="1.047cm" svg:y="0.379cm" svg:width="9.51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4:Sheet2.F11" chart:class="chart:scatter">
            <chart:domain table:cell-range-address="Sheet2.A4:Sheet2.A11"/>
            <chart:regression-curve chart:style-name="ch8">
              <chart:equation chart:display-equation="true" chart:display-r-square="true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.64">
                <text:p>189.64</text:p>
                <draw:g>
                  <svg:desc>Sheet2.A4:Sheet2.A11</svg:desc>
                </draw:g>
              </table:table-cell>
              <table:table-cell office:value-type="float" office:value="0">
                <text:p>0</text:p>
                <draw:g>
                  <svg:desc>Sheet2.F4:Sheet2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.5">
                <text:p>209.5</text:p>
              </table:table-cell>
              <table:table-cell office:value-type="float" office:value="0.00398057479500047">
                <text:p>0.00398057479500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.7">
                <text:p>219.7</text:p>
              </table:table-cell>
              <table:table-cell office:value-type="float" office:value="0.0304332259219477">
                <text:p>0.0304332259219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.77">
                <text:p>229.77</text:p>
              </table:table-cell>
              <table:table-cell office:value-type="float" office:value="0.180072028811525">
                <text:p>0.180072028811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9.34">
                <text:p>239.34</text:p>
              </table:table-cell>
              <table:table-cell office:value-type="float" office:value="0.491019511564801">
                <text:p>0.491019511564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.36">
                <text:p>249.36</text:p>
              </table:table-cell>
              <table:table-cell office:value-type="float" office:value="0.571895424836601">
                <text:p>0.571895424836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9.56">
                <text:p>259.56</text:p>
              </table:table-cell>
              <table:table-cell office:value-type="float" office:value="1.19234800838574">
                <text:p>1.19234800838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67">
                <text:p>269.67</text:p>
              </table:table-cell>
              <table:table-cell office:value-type="float" office:value="1.49364093463472">
                <text:p>1.49364093463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